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Block Size 4</text:p>
      <text:p text:style-name="P1"><text:span text:style-name="T1">Total Cache Miss Rate</text:span></text:p>
      <text:p text:style-name="Standard"><draw:frame draw:style-name="fr1" draw:name="Object1" text:anchor-type="paragraph" svg:width="6.1075in" svg:height="3.2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width="6.2047in" svg:height="3.07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Block Size 4</text:p>
      <text:p text:style-name="P2">Reads Cache Miss Rate</text:p>
      <text:p text:style-name="P2"/>
      <text:p text:style-name="P2"><draw:frame draw:style-name="fr1" draw:name="Object4" text:anchor-type="paragraph" svg:width="6.2154in" svg:height="3.0839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Object3" text:anchor-type="paragraph" svg:width="6.2047in" svg:height="3.3654in" draw:z-index="4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Block Size 4</text:p>
      <text:p text:style-name="P2">Writes Cache Miss Rate</text:p>
      <text:p text:style-name="P2"/>
      <text:p text:style-name="P2"><draw:frame draw:style-name="fr2" draw:name="Object6" text:anchor-type="paragraph" svg:width="6.2366in" svg:height="3.439in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2" draw:name="Object5" text:anchor-type="paragraph" svg:width="6.2047in" svg:height="3.6571in" draw:z-index="5"><draw:object xlink:href="./Object 5" xlink:type="simple" xlink:show="embed" xlink:actuate="onLoad"/><draw:image xlink:href="./ObjectReplacements/Object 5" xlink:type="simple" xlink:show="embed" xlink:actuate="onLoad"/><svg:desc>chart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Block Size 8</text:p>
      <text:p text:style-name="P2">Total Cache Miss Rate</text:p>
      <text:p text:style-name="P2"/>
      <text:p text:style-name="P2"><draw:frame draw:style-name="fr1" draw:name="Object7" text:anchor-type="paragraph" svg:width="6.1807in" svg:height="3.72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paragraph" svg:width="6.1366in" svg:height="3.8756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text:soft-page-break/></text:p>
      <text:p text:style-name="P2"/>
      <text:p text:style-name="P2">Block Size 8</text:p>
      <text:p text:style-name="P2">Reads Cache Miss Rate</text:p>
      <text:p text:style-name="P2"/>
      <text:p text:style-name="P2"><draw:frame draw:style-name="fr1" draw:name="Object9" text:anchor-type="paragraph" svg:width="6.1575in" svg:height="3.9075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draw:frame draw:style-name="fr1" draw:name="Object10" text:anchor-type="paragraph" svg:width="6.1807in" svg:height="3.8661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text:soft-page-break/></text:p>
      <text:p text:style-name="P2"/>
      <text:p text:style-name="P2">Block Size 8</text:p>
      <text:p text:style-name="P2">Writes Cache Miss Rate</text:p>
      <text:p text:style-name="P2"/>
      <text:p text:style-name="P2"/>
      <text:p text:style-name="P2"><draw:frame draw:style-name="fr1" draw:name="Object11" text:anchor-type="paragraph" svg:width="6.1807in" svg:height="3.8756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draw:frame draw:style-name="fr1" draw:name="Object12" text:anchor-type="paragraph" svg:width="6.1154in" svg:height="3.8862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text:soft-page-break/></text:p>
      <text:p text:style-name="P2"/>
      <text:p text:style-name="P2">Block Size 16</text:p>
      <text:p text:style-name="P2">Total Cache Miss Rate</text:p>
      <text:p text:style-name="P2"/>
      <text:p text:style-name="P2"/>
      <text:p text:style-name="P2"><draw:frame draw:style-name="fr1" draw:name="Object13" text:anchor-type="paragraph" svg:width="6.1929in" svg:height="3.583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4" text:anchor-type="paragraph" svg:width="6.172in" svg:height="3.668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>Block Size 16</text:p>
      <text:p text:style-name="P2">Reads Cache Miss Rate</text:p>
      <text:p text:style-name="P2"/>
      <text:p text:style-name="P2"/>
      <text:p text:style-name="P2"><draw:frame draw:style-name="fr1" draw:name="Object15" text:anchor-type="paragraph" svg:width="6.2256in" svg:height="3.7602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2"><draw:frame draw:style-name="fr1" draw:name="Object16" text:anchor-type="paragraph" svg:width="6.248in" svg:height="3.772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text:soft-page-break/></text:p>
      <text:p text:style-name="P2"/>
      <text:p text:style-name="P2">Block Size 16</text:p>
      <text:p text:style-name="P2">Writes Cache Miss Rate</text:p>
      <text:p text:style-name="P2"/>
      <text:p text:style-name="P2"/>
      <text:p text:style-name="P2"><draw:frame draw:style-name="fr1" draw:name="Object17" text:anchor-type="paragraph" svg:width="6.2693in" svg:height="3.8244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<draw:frame draw:style-name="fr1" draw:name="Object18" text:anchor-type="paragraph" svg:width="6.2917in" svg:height="3.8665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text:soft-page-break/></text:p>
      <text:p text:style-name="P2"/>
      <text:p text:style-name="P2">Block Size 32</text:p>
      <text:p text:style-name="P2">Total Cache Miss Rate</text:p>
      <text:p text:style-name="P2"/>
      <text:p text:style-name="P2"/>
      <text:p text:style-name="P2"><draw:frame draw:style-name="fr1" draw:name="Object19" text:anchor-type="paragraph" svg:width="6.3535in" svg:height="3.8866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draw:frame draw:style-name="fr1" draw:name="Object20" text:anchor-type="paragraph" svg:width="6.2984in" svg:height="3.9693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<text:soft-page-break/></text:p>
      <text:p text:style-name="P2"/>
      <text:p text:style-name="P2">Block Size 32</text:p>
      <text:p text:style-name="P2">Reads Cache Miss Rate</text:p>
      <text:p text:style-name="P2"/>
      <text:p text:style-name="P2"/>
      <text:p text:style-name="P2"><draw:frame draw:style-name="fr1" draw:name="Object21" text:anchor-type="paragraph" svg:width="6.289in" svg:height="3.9071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/>
      <text:p text:style-name="P2"><draw:frame draw:style-name="fr1" draw:name="Object22" text:anchor-type="paragraph" svg:width="6.2453in" svg:height="3.8756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<text:soft-page-break/></text:p>
      <text:p text:style-name="P2"/>
      <text:p text:style-name="P2">Block Size 32</text:p>
      <text:p text:style-name="P2">Writes Cache Miss Rate</text:p>
      <text:p text:style-name="P2"/>
      <text:p text:style-name="P2"/>
      <text:p text:style-name="P2"><draw:frame draw:style-name="fr1" draw:name="Object23" text:anchor-type="paragraph" svg:width="6.3102in" svg:height="3.9071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"/>
      <text:p text:style-name="P2"><draw:frame draw:style-name="fr1" draw:name="Object24" text:anchor-type="paragraph" svg:width="6.278in" svg:height="3.8866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<text:soft-page-break/>Block Size 64</text:p>
      <text:p text:style-name="P2">Total Cache Miss Rate</text:p>
      <text:p text:style-name="P2"/>
      <text:p text:style-name="P2"/>
      <text:p text:style-name="P2"><draw:frame draw:style-name="fr1" draw:name="Object25" text:anchor-type="paragraph" svg:width="6.2984in" svg:height="3.8547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"/>
      <text:p text:style-name="P2"><draw:frame draw:style-name="fr1" draw:name="Object26" text:anchor-type="paragraph" svg:width="6.3217in" svg:height="3.939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"/>
      <text:p text:style-name="P2"><text:soft-page-break/></text:p>
      <text:p text:style-name="P2"/>
      <text:p text:style-name="P2">Block Size 64</text:p>
      <text:p text:style-name="P2">Reads Cache Miss Rate</text:p>
      <text:p text:style-name="P2"/>
      <text:p text:style-name="P2"/>
      <text:p text:style-name="P2"><draw:frame draw:style-name="fr1" draw:name="Object27" text:anchor-type="paragraph" svg:width="6.2453in" svg:height="3.8661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"/>
      <text:p text:style-name="P2"><draw:frame draw:style-name="fr1" draw:name="Object28" text:anchor-type="paragraph" svg:width="6.3638in" svg:height="3.8866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<text:soft-page-break/></text:p>
      <text:p text:style-name="P2"/>
      <text:p text:style-name="P2">Block Size 64</text:p>
      <text:p text:style-name="P2">Writes Cache Miss Rate</text:p>
      <text:p text:style-name="P2"/>
      <text:p text:style-name="P2"/>
      <text:p text:style-name="P2"><draw:frame draw:style-name="fr1" draw:name="Object29" text:anchor-type="paragraph" svg:width="6.2984in" svg:height="3.8756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2"/>
      <text:p text:style-name="P2"><draw:frame draw:style-name="fr1" draw:name="Object30" text:anchor-type="paragraph" svg:width="6.289in" svg:height="3.8244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<text:soft-page-break/></text:p>
      <text:p text:style-name="P2"/>
      <text:p text:style-name="P2">Block Size 128</text:p>
      <text:p text:style-name="P2">Total Cache Miss Rate</text:p>
      <text:p text:style-name="P2"/>
      <text:p text:style-name="P2"/>
      <text:p text:style-name="P2"><draw:frame draw:style-name="fr1" draw:name="Object31" text:anchor-type="paragraph" svg:width="6.3311in" svg:height="3.8866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32" text:anchor-type="paragraph" svg:width="6.289in" svg:height="3.8957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text:soft-page-break/></text:p>
      <text:p text:style-name="P2"/>
      <text:p text:style-name="P2">Block Size 128</text:p>
      <text:p text:style-name="P2">Reads Cache Miss Rate</text:p>
      <text:p text:style-name="P2"/>
      <text:p text:style-name="P2"/>
      <text:p text:style-name="P2"><draw:frame draw:style-name="fr1" draw:name="Object33" text:anchor-type="paragraph" svg:width="6.278in" svg:height="3.8957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"/>
      <text:p text:style-name="P2"><draw:frame draw:style-name="fr1" draw:name="Object34" text:anchor-type="paragraph" svg:width="6.2453in" svg:height="3.8134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"><text:soft-page-break/></text:p>
      <text:p text:style-name="P2"/>
      <text:p text:style-name="P2">Block Size 128</text:p>
      <text:p text:style-name="P2">Writes Cache Miss Rate</text:p>
      <text:p text:style-name="P2"/>
      <text:p text:style-name="P2"/>
      <text:p text:style-name="P2"><draw:frame draw:style-name="fr1" draw:name="Object35" text:anchor-type="paragraph" svg:width="6.222in" svg:height="3.707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2"/>
      <text:p text:style-name="P2"><draw:frame draw:style-name="fr1" draw:name="Object36" text:anchor-type="paragraph" svg:width="6.2984in" svg:height="3.8339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2"><text:soft-page-break/></text:p>
      <text:p text:style-name="P2">Block Size 256</text:p>
      <text:p text:style-name="P2">Total Cache Miss Rate</text:p>
      <text:p text:style-name="P2"/>
      <text:p text:style-name="P2"/>
      <text:p text:style-name="P2"><draw:frame draw:style-name="fr1" draw:name="Object37" text:anchor-type="paragraph" svg:width="6.3429in" svg:height="3.8138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2"/>
      <text:p text:style-name="P2"><draw:frame draw:style-name="fr1" draw:name="Object38" text:anchor-type="paragraph" svg:width="6.3217in" svg:height="3.898in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2"><text:soft-page-break/></text:p>
      <text:p text:style-name="P2"/>
      <text:p text:style-name="P2">Block Size 256</text:p>
      <text:p text:style-name="P2">Reads Cache Miss Rate</text:p>
      <text:p text:style-name="P2"/>
      <text:p text:style-name="P2"><draw:frame draw:style-name="fr1" draw:name="Object41" text:anchor-type="paragraph" svg:width="6.3217in" svg:height="3.9181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2"><draw:frame draw:style-name="fr1" draw:name="Object40" text:anchor-type="paragraph" svg:width="6.3429in" svg:height="4.0744in" draw:z-index="39"><draw:object xlink:href="./Object 40" xlink:type="simple" xlink:show="embed" xlink:actuate="onLoad"/><draw:image xlink:href="./ObjectReplacements/Object 40" xlink:type="simple" xlink:show="embed" xlink:actuate="onLoad"/></draw:frame><draw:frame draw:style-name="fr1" draw:name="Object39" text:anchor-type="paragraph" svg:width="6.3217in" svg:height="3.9181in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2"><text:soft-page-break/></text:p>
      <text:p text:style-name="P2"/>
      <text:p text:style-name="P2">Block Size 256</text:p>
      <text:p text:style-name="P2">Writes Cache Miss Rate</text:p>
      <text:p text:style-name="P2"/>
      <text:p text:style-name="P2"/>
      <text:p text:style-name="P2"><draw:frame draw:style-name="fr1" draw:name="Object42" text:anchor-type="paragraph" svg:width="6.2984in" svg:height="3.7402in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2"/>
      <text:p text:style-name="P2"><draw:frame draw:style-name="fr1" draw:name="Object43" text:anchor-type="paragraph" svg:width="6.2016in" svg:height="3.8453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2"><text:soft-page-break/></text:p>
      <text:p text:style-name="P2">Block Size 512</text:p>
      <text:p text:style-name="P2">Total Cache Miss Rate</text:p>
      <text:p text:style-name="P2"/>
      <text:p text:style-name="P2"/>
      <text:p text:style-name="P2"><draw:frame draw:style-name="fr1" draw:name="Object44" text:anchor-type="paragraph" svg:width="6.3311in" svg:height="3.8862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2"/>
      <text:p text:style-name="P2"><draw:frame draw:style-name="fr1" draw:name="Object45" text:anchor-type="paragraph" svg:width="6.3217in" svg:height="3.8957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2"><text:soft-page-break/></text:p>
      <text:p text:style-name="P2"/>
      <text:p text:style-name="P2">Block Size 512</text:p>
      <text:p text:style-name="P2">Reads Cache Miss Rate</text:p>
      <text:p text:style-name="P2"/>
      <text:p text:style-name="P2"/>
      <text:p text:style-name="P2"><draw:frame draw:style-name="fr1" draw:name="Object46" text:anchor-type="paragraph" svg:width="6.4402in" svg:height="3.8429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2"/>
      <text:p text:style-name="P2"><draw:frame draw:style-name="fr1" draw:name="Object47" text:anchor-type="paragraph" svg:width="6.3638in" svg:height="3.8756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2"><text:soft-page-break/></text:p>
      <text:p text:style-name="P2"/>
      <text:p text:style-name="P2">Block Size 512</text:p>
      <text:p text:style-name="P2">Writes Cache Miss Rate</text:p>
      <text:p text:style-name="P2"/>
      <text:p text:style-name="P2"/>
      <text:p text:style-name="P2"><draw:frame draw:style-name="fr1" draw:name="Object48" text:anchor-type="paragraph" svg:width="6.3862in" svg:height="3.8839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2"/>
      <text:p text:style-name="P2"><draw:frame draw:style-name="fr1" draw:name="Object49" text:anchor-type="paragraph" svg:width="6.3429in" svg:height="3.7811in" draw:z-index="48"><draw:object xlink:href="./Object 49" xlink:type="simple" xlink:show="embed" xlink:actuate="onLoad"/><draw:image xlink:href="./ObjectReplacements/Object 4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Diaz</meta:initial-creator>
    <meta:creation-date>2011-11-30T20:03:18</meta:creation-date>
    <meta:document-statistic meta:table-count="0" meta:image-count="0" meta:object-count="49" meta:page-count="24" meta:paragraph-count="48" meta:word-count="168" meta:character-count="827"/>
    <dc:date>2011-11-30T20:38:45</dc:date>
    <dc:creator>Miguel Diaz</dc:creator>
    <meta:editing-duration>PT00H00M34S</meta:editing-duration>
    <meta:editing-cycles>1</meta:editing-cycles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513cm" svg:height="8.311cm" xlink:href="." chart:class="chart:line" chart:style-name="ch1">
        <chart:title svg:x="3.152cm" svg:y="0.167cm" chart:style-name="ch2">
          <text:p>Cache Associativity vs Total Cache Miss Rate</text:p>
        </chart:title>
        <chart:subtitle svg:x="6.062cm" svg:y="0.836cm" chart:style-name="ch3">
          <text:p>Block Size: 4 Bytes</text:p>
        </chart:subtitle>
        <chart:legend chart:legend-position="end" svg:x="13.786cm" svg:y="3.123cm" chart:style-name="ch4"/>
        <chart:plot-area chart:style-name="ch5" chart:data-source-has-labels="both" svg:x="0.419cm" svg:y="1.453cm" svg:width="13.058cm" svg:height="6.561cm">
          <chart:axis chart:dimension="x" chart:name="primary-x" chart:style-name="ch6">
            <chart:title svg:x="5.831cm" svg:y="7.608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1cm" svg:y="6.829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98cm" svg:height="9.819cm" xlink:href="." chart:class="chart:line" chart:style-name="ch1">
        <chart:title svg:x="4.052cm" svg:y="0.197cm" chart:style-name="ch2">
          <text:p>Cache Size vs Read Cache Miss Rate</text:p>
        </chart:title>
        <chart:subtitle svg:x="6.155cm" svg:y="0.896cm" chart:style-name="ch3">
          <text:p>Block Size: 8 Bytes</text:p>
        </chart:subtitle>
        <chart:legend chart:legend-position="end" svg:x="12.221cm" svg:y="3.877cm" chart:style-name="ch4"/>
        <chart:plot-area chart:style-name="ch5" chart:data-source-has-labels="both" svg:x="0.425cm" svg:y="1.543cm" svg:width="11.484cm" svg:height="7.889cm">
          <chart:axis chart:dimension="x" chart:name="primary-x" chart:style-name="ch6">
            <chart:title svg:x="4.693cm" svg:y="9.056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4cm" svg:y="7.622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98cm" svg:height="9.844cm" xlink:href="." chart:class="chart:line" chart:style-name="ch1">
        <chart:title svg:x="3.205cm" svg:y="0.197cm" chart:style-name="ch2">
          <text:p>Cache Associativity vs Write Cache Miss Rate</text:p>
        </chart:title>
        <chart:subtitle svg:x="6.155cm" svg:y="0.896cm" chart:style-name="ch3">
          <text:p>Block Size: 8 Bytes</text:p>
        </chart:subtitle>
        <chart:legend chart:legend-position="end" svg:x="13.968cm" svg:y="3.89cm" chart:style-name="ch4"/>
        <chart:plot-area chart:style-name="ch5" chart:data-source-has-labels="both" svg:x="0.425cm" svg:y="1.543cm" svg:width="13.231cm" svg:height="7.914cm">
          <chart:axis chart:dimension="x" chart:name="primary-x" chart:style-name="ch6">
            <chart:title svg:x="5.923cm" svg:y="9.081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4cm" svg:y="7.609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532cm" svg:height="9.87cm" xlink:href="." chart:class="chart:line" chart:style-name="ch1">
        <chart:title svg:x="3.956cm" svg:y="0.198cm" chart:style-name="ch2">
          <text:p>Cache Size vs Write Cache Miss Rate</text:p>
        </chart:title>
        <chart:subtitle svg:x="6.072cm" svg:y="0.898cm" chart:style-name="ch3">
          <text:p>Block Size: 8 Bytes</text:p>
        </chart:subtitle>
        <chart:legend chart:legend-position="end" svg:x="12.058cm" svg:y="3.903cm" chart:style-name="ch4"/>
        <chart:plot-area chart:style-name="ch5" chart:data-source-has-labels="both" svg:x="0.419cm" svg:y="1.546cm" svg:width="11.33cm" svg:height="7.934cm">
          <chart:axis chart:dimension="x" chart:name="primary-x" chart:style-name="ch6">
            <chart:title svg:x="4.61cm" svg:y="9.105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1cm" svg:y="7.622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3cm" svg:height="9.103cm" xlink:href="." chart:class="chart:line" chart:style-name="ch1">
        <chart:title svg:x="3.261cm" svg:y="0.183cm" chart:style-name="ch2">
          <text:p>Cache Associativity vs Total Cache Miss Rate</text:p>
        </chart:title>
        <chart:subtitle svg:x="6.066cm" svg:y="0.868cm" chart:style-name="ch3">
          <text:p>Block Size: 16 Bytes</text:p>
        </chart:subtitle>
        <chart:legend chart:legend-position="end" svg:x="13.999cm" svg:y="3.519cm" chart:style-name="ch4"/>
        <chart:plot-area chart:style-name="ch5" chart:data-source-has-labels="both" svg:x="0.427cm" svg:y="1.501cm" svg:width="13.259cm" svg:height="7.257cm">
          <chart:axis chart:dimension="x" chart:name="primary-x" chart:style-name="ch6">
            <chart:title svg:x="5.939cm" svg:y="8.368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5cm" svg:y="7.225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9507">
                <text:p>0.839507</text:p>
              </table:table-cell>
              <table:table-cell office:value-type="float" office:value="0.837034">
                <text:p>0.837034</text:p>
              </table:table-cell>
              <table:table-cell office:value-type="float" office:value="0.837104">
                <text:p>0.837104</text:p>
              </table:table-cell>
              <table:table-cell office:value-type="float" office:value="0.837193">
                <text:p>0.837193</text:p>
              </table:table-cell>
              <table:table-cell office:value-type="float" office:value="0.837293">
                <text:p>0.8372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617">
                <text:p>0.836617</text:p>
              </table:table-cell>
              <table:table-cell office:value-type="float" office:value="0.834432">
                <text:p>0.834432</text:p>
              </table:table-cell>
              <table:table-cell office:value-type="float" office:value="0.833797">
                <text:p>0.833797</text:p>
              </table:table-cell>
              <table:table-cell office:value-type="float" office:value="0.833837">
                <text:p>0.833837</text:p>
              </table:table-cell>
              <table:table-cell office:value-type="float" office:value="0.833688">
                <text:p>0.833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479">
                <text:p>0.833479</text:p>
              </table:table-cell>
              <table:table-cell office:value-type="float" office:value="0.833112">
                <text:p>0.833112</text:p>
              </table:table-cell>
              <table:table-cell office:value-type="float" office:value="0.832873">
                <text:p>0.832873</text:p>
              </table:table-cell>
              <table:table-cell office:value-type="float" office:value="0.832774">
                <text:p>0.832774</text:p>
              </table:table-cell>
              <table:table-cell office:value-type="float" office:value="0.832814">
                <text:p>0.832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259">
                <text:p>0.826259</text:p>
              </table:table-cell>
              <table:table-cell office:value-type="float" office:value="0.825881">
                <text:p>0.825881</text:p>
              </table:table-cell>
              <table:table-cell office:value-type="float" office:value="0.825881">
                <text:p>0.825881</text:p>
              </table:table-cell>
              <table:table-cell office:value-type="float" office:value="0.825881">
                <text:p>0.825881</text:p>
              </table:table-cell>
              <table:table-cell office:value-type="float" office:value="0.825881">
                <text:p>0.825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5723">
                <text:p>0.825723</text:p>
              </table:table-cell>
              <table:table-cell office:value-type="float" office:value="0.825723">
                <text:p>0.825723</text:p>
              </table:table-cell>
              <table:table-cell office:value-type="float" office:value="0.825742">
                <text:p>0.825742</text:p>
              </table:table-cell>
              <table:table-cell office:value-type="float" office:value="0.825752">
                <text:p>0.825752</text:p>
              </table:table-cell>
              <table:table-cell office:value-type="float" office:value="0.825742">
                <text:p>0.8257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77cm" svg:height="9.318cm" xlink:href="." chart:class="chart:line" chart:style-name="ch1">
        <chart:title svg:x="4.067cm" svg:y="0.187cm" chart:style-name="ch2">
          <text:p>Cache Size vs Total Cache Miss Rate</text:p>
        </chart:title>
        <chart:subtitle svg:x="6.039cm" svg:y="0.876cm" chart:style-name="ch3">
          <text:p>Block Size: 16 Bytes</text:p>
        </chart:subtitle>
        <chart:legend chart:legend-position="end" svg:x="12.2cm" svg:y="3.627cm" chart:style-name="ch4"/>
        <chart:plot-area chart:style-name="ch5" chart:data-source-has-labels="both" svg:x="0.425cm" svg:y="1.513cm" svg:width="11.463cm" svg:height="7.448cm">
          <chart:axis chart:dimension="x" chart:name="primary-x" chart:style-name="ch6">
            <chart:title svg:x="4.682cm" svg:y="8.575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4cm" svg:y="7.333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839507">
                <text:p>0.839507</text:p>
              </table:table-cell>
              <table:table-cell office:value-type="float" office:value="0.837034">
                <text:p>0.837034</text:p>
              </table:table-cell>
              <table:table-cell office:value-type="float" office:value="0.837104">
                <text:p>0.837104</text:p>
              </table:table-cell>
              <table:table-cell office:value-type="float" office:value="0.837193">
                <text:p>0.837193</text:p>
              </table:table-cell>
              <table:table-cell office:value-type="float" office:value="0.837293">
                <text:p>0.837293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836617">
                <text:p>0.836617</text:p>
              </table:table-cell>
              <table:table-cell office:value-type="float" office:value="0.834432">
                <text:p>0.834432</text:p>
              </table:table-cell>
              <table:table-cell office:value-type="float" office:value="0.833797">
                <text:p>0.833797</text:p>
              </table:table-cell>
              <table:table-cell office:value-type="float" office:value="0.833837">
                <text:p>0.833837</text:p>
              </table:table-cell>
              <table:table-cell office:value-type="float" office:value="0.833688">
                <text:p>0.833688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833479">
                <text:p>0.833479</text:p>
              </table:table-cell>
              <table:table-cell office:value-type="float" office:value="0.833112">
                <text:p>0.833112</text:p>
              </table:table-cell>
              <table:table-cell office:value-type="float" office:value="0.832873">
                <text:p>0.832873</text:p>
              </table:table-cell>
              <table:table-cell office:value-type="float" office:value="0.832774">
                <text:p>0.832774</text:p>
              </table:table-cell>
              <table:table-cell office:value-type="float" office:value="0.832814">
                <text:p>0.832814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826259">
                <text:p>0.826259</text:p>
              </table:table-cell>
              <table:table-cell office:value-type="float" office:value="0.825881">
                <text:p>0.825881</text:p>
              </table:table-cell>
              <table:table-cell office:value-type="float" office:value="0.825881">
                <text:p>0.825881</text:p>
              </table:table-cell>
              <table:table-cell office:value-type="float" office:value="0.825881">
                <text:p>0.825881</text:p>
              </table:table-cell>
              <table:table-cell office:value-type="float" office:value="0.825881">
                <text:p>0.825881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825723">
                <text:p>0.825723</text:p>
              </table:table-cell>
              <table:table-cell office:value-type="float" office:value="0.825723">
                <text:p>0.825723</text:p>
              </table:table-cell>
              <table:table-cell office:value-type="float" office:value="0.825742">
                <text:p>0.825742</text:p>
              </table:table-cell>
              <table:table-cell office:value-type="float" office:value="0.825752">
                <text:p>0.825752</text:p>
              </table:table-cell>
              <table:table-cell office:value-type="float" office:value="0.825742">
                <text:p>0.82574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35" chart:maximum="0.08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813cm" svg:height="9.551cm" xlink:href="." chart:class="chart:line" chart:style-name="ch1">
        <chart:title svg:x="3.276cm" svg:y="0.192cm" chart:style-name="ch2">
          <text:p>Cache Associativity vs Read Cache Miss Rate</text:p>
        </chart:title>
        <chart:subtitle svg:x="6.107cm" svg:y="0.886cm" chart:style-name="ch3">
          <text:p>Block Size: 16 Bytes</text:p>
        </chart:subtitle>
        <chart:legend chart:legend-position="end" svg:x="14.08cm" svg:y="3.743cm" chart:style-name="ch4"/>
        <chart:plot-area chart:style-name="ch5" chart:data-source-has-labels="both" svg:x="0.431cm" svg:y="1.528cm" svg:width="13.334cm" svg:height="7.651cm">
          <chart:axis chart:dimension="x" chart:name="primary-x" chart:style-name="ch6">
            <chart:title svg:x="5.981cm" svg:y="8.798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7cm" svg:y="7.488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76337">
                <text:p>0.0776337</text:p>
              </table:table-cell>
              <table:table-cell office:value-type="float" office:value="0.0641322">
                <text:p>0.0641322</text:p>
              </table:table-cell>
              <table:table-cell office:value-type="float" office:value="0.0633327">
                <text:p>0.0633327</text:p>
              </table:table-cell>
              <table:table-cell office:value-type="float" office:value="0.0603127">
                <text:p>0.0603127</text:p>
              </table:table-cell>
              <table:table-cell office:value-type="float" office:value="0.0602238">
                <text:p>0.06022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4244">
                <text:p>0.0594244</text:p>
              </table:table-cell>
              <table:table-cell office:value-type="float" office:value="0.0502754">
                <text:p>0.0502754</text:p>
              </table:table-cell>
              <table:table-cell office:value-type="float" office:value="0.044857">
                <text:p>0.044857</text:p>
              </table:table-cell>
              <table:table-cell office:value-type="float" office:value="0.0452123">
                <text:p>0.0452123</text:p>
              </table:table-cell>
              <table:table-cell office:value-type="float" office:value="0.0444129">
                <text:p>0.0444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4559">
                <text:p>0.0464559</text:p>
              </table:table-cell>
              <table:table-cell office:value-type="float" office:value="0.0429916">
                <text:p>0.0429916</text:p>
              </table:table-cell>
              <table:table-cell office:value-type="float" office:value="0.0414816">
                <text:p>0.0414816</text:p>
              </table:table-cell>
              <table:table-cell office:value-type="float" office:value="0.0408598">
                <text:p>0.0408598</text:p>
              </table:table-cell>
              <table:table-cell office:value-type="float" office:value="0.0410375">
                <text:p>0.0410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32581">
                <text:p>0.0432581</text:p>
              </table:table-cell>
              <table:table-cell office:value-type="float" office:value="0.040771">
                <text:p>0.040771</text:p>
              </table:table-cell>
              <table:table-cell office:value-type="float" office:value="0.040771">
                <text:p>0.040771</text:p>
              </table:table-cell>
              <table:table-cell office:value-type="float" office:value="0.040771">
                <text:p>0.040771</text:p>
              </table:table-cell>
              <table:table-cell office:value-type="float" office:value="0.040771">
                <text:p>0.040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3498">
                <text:p>0.0393498</text:p>
              </table:table-cell>
              <table:table-cell office:value-type="float" office:value="0.0393498">
                <text:p>0.0393498</text:p>
              </table:table-cell>
              <table:table-cell office:value-type="float" office:value="0.0395274">
                <text:p>0.0395274</text:p>
              </table:table-cell>
              <table:table-cell office:value-type="float" office:value="0.0396163">
                <text:p>0.0396163</text:p>
              </table:table-cell>
              <table:table-cell office:value-type="float" office:value="0.0395274">
                <text:p>0.039527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35" chart:maximum="0.08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869cm" svg:height="9.581cm" xlink:href="." chart:class="chart:line" chart:style-name="ch1">
        <chart:title svg:x="4.137cm" svg:y="0.192cm" chart:style-name="ch2">
          <text:p>Cache Size vs Read Cache Miss Rate</text:p>
        </chart:title>
        <chart:subtitle svg:x="6.135cm" svg:y="0.886cm" chart:style-name="ch3">
          <text:p>Block Size: 16 Bytes</text:p>
        </chart:subtitle>
        <chart:legend chart:legend-position="end" svg:x="12.388cm" svg:y="3.758cm" chart:style-name="ch4"/>
        <chart:plot-area chart:style-name="ch5" chart:data-source-has-labels="both" svg:x="0.433cm" svg:y="1.528cm" svg:width="11.639cm" svg:height="7.681cm">
          <chart:axis chart:dimension="x" chart:name="primary-x" chart:style-name="ch6">
            <chart:title svg:x="4.778cm" svg:y="8.828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8cm" svg:y="7.503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0776337">
                <text:p>0.0776337</text:p>
              </table:table-cell>
              <table:table-cell office:value-type="float" office:value="0.0641322">
                <text:p>0.0641322</text:p>
              </table:table-cell>
              <table:table-cell office:value-type="float" office:value="0.0633327">
                <text:p>0.0633327</text:p>
              </table:table-cell>
              <table:table-cell office:value-type="float" office:value="0.0603127">
                <text:p>0.0603127</text:p>
              </table:table-cell>
              <table:table-cell office:value-type="float" office:value="0.0602238">
                <text:p>0.0602238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0594244">
                <text:p>0.0594244</text:p>
              </table:table-cell>
              <table:table-cell office:value-type="float" office:value="0.0502754">
                <text:p>0.0502754</text:p>
              </table:table-cell>
              <table:table-cell office:value-type="float" office:value="0.044857">
                <text:p>0.044857</text:p>
              </table:table-cell>
              <table:table-cell office:value-type="float" office:value="0.0452123">
                <text:p>0.0452123</text:p>
              </table:table-cell>
              <table:table-cell office:value-type="float" office:value="0.0444129">
                <text:p>0.0444129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0464559">
                <text:p>0.0464559</text:p>
              </table:table-cell>
              <table:table-cell office:value-type="float" office:value="0.0429916">
                <text:p>0.0429916</text:p>
              </table:table-cell>
              <table:table-cell office:value-type="float" office:value="0.0414816">
                <text:p>0.0414816</text:p>
              </table:table-cell>
              <table:table-cell office:value-type="float" office:value="0.0408598">
                <text:p>0.0408598</text:p>
              </table:table-cell>
              <table:table-cell office:value-type="float" office:value="0.0410375">
                <text:p>0.0410375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0432581">
                <text:p>0.0432581</text:p>
              </table:table-cell>
              <table:table-cell office:value-type="float" office:value="0.040771">
                <text:p>0.040771</text:p>
              </table:table-cell>
              <table:table-cell office:value-type="float" office:value="0.040771">
                <text:p>0.040771</text:p>
              </table:table-cell>
              <table:table-cell office:value-type="float" office:value="0.040771">
                <text:p>0.040771</text:p>
              </table:table-cell>
              <table:table-cell office:value-type="float" office:value="0.040771">
                <text:p>0.040771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0393498">
                <text:p>0.0393498</text:p>
              </table:table-cell>
              <table:table-cell office:value-type="float" office:value="0.0393498">
                <text:p>0.0393498</text:p>
              </table:table-cell>
              <table:table-cell office:value-type="float" office:value="0.0395274">
                <text:p>0.0395274</text:p>
              </table:table-cell>
              <table:table-cell office:value-type="float" office:value="0.0396163">
                <text:p>0.0396163</text:p>
              </table:table-cell>
              <table:table-cell office:value-type="float" office:value="0.0395274">
                <text:p>0.039527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24" chart:maximum="0.936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24cm" svg:height="9.713cm" xlink:href="." chart:class="chart:line" chart:style-name="ch1">
        <chart:title svg:x="3.318cm" svg:y="0.195cm" chart:style-name="ch2">
          <text:p>Cache Associativity vs Write Cache Miss Rate</text:p>
        </chart:title>
        <chart:subtitle svg:x="6.163cm" svg:y="0.892cm" chart:style-name="ch3">
          <text:p>Block Size: 16 Bytes</text:p>
        </chart:subtitle>
        <chart:legend chart:legend-position="end" svg:x="14.189cm" svg:y="3.824cm" chart:style-name="ch4"/>
        <chart:plot-area chart:style-name="ch5" chart:data-source-has-labels="both" svg:x="0.435cm" svg:y="1.537cm" svg:width="13.437cm" svg:height="7.795cm">
          <chart:axis chart:dimension="x" chart:name="primary-x" chart:style-name="ch6">
            <chart:title svg:x="6.036cm" svg:y="8.954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9cm" svg:y="7.543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5415">
                <text:p>0.935415</text:p>
              </table:table-cell>
              <table:table-cell office:value-type="float" office:value="0.93433">
                <text:p>0.93433</text:p>
              </table:table-cell>
              <table:table-cell office:value-type="float" office:value="0.934509">
                <text:p>0.934509</text:p>
              </table:table-cell>
              <table:table-cell office:value-type="float" office:value="0.93499">
                <text:p>0.93499</text:p>
              </table:table-cell>
              <table:table-cell office:value-type="float" office:value="0.935113">
                <text:p>0.9351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4453">
                <text:p>0.934453</text:p>
              </table:table-cell>
              <table:table-cell office:value-type="float" office:value="0.933145">
                <text:p>0.933145</text:p>
              </table:table-cell>
              <table:table-cell office:value-type="float" office:value="0.933111">
                <text:p>0.933111</text:p>
              </table:table-cell>
              <table:table-cell office:value-type="float" office:value="0.933111">
                <text:p>0.933111</text:p>
              </table:table-cell>
              <table:table-cell office:value-type="float" office:value="0.933044">
                <text:p>0.933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2552">
                <text:p>0.932552</text:p>
              </table:table-cell>
              <table:table-cell office:value-type="float" office:value="0.932574">
                <text:p>0.932574</text:p>
              </table:table-cell>
              <table:table-cell office:value-type="float" office:value="0.932496">
                <text:p>0.932496</text:p>
              </table:table-cell>
              <table:table-cell office:value-type="float" office:value="0.932463">
                <text:p>0.932463</text:p>
              </table:table-cell>
              <table:table-cell office:value-type="float" office:value="0.932485">
                <text:p>0.932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4826">
                <text:p>0.924826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24" chart:maximum="0.936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cm" svg:height="9.821cm" xlink:href="." chart:class="chart:line" chart:style-name="ch1">
        <chart:title svg:x="4.18cm" svg:y="0.197cm" chart:style-name="ch2">
          <text:p>Cache Size vs Write Cache Miss Rate</text:p>
        </chart:title>
        <chart:subtitle svg:x="6.191cm" svg:y="0.896cm" chart:style-name="ch3">
          <text:p>Block Size: 16 Bytes</text:p>
        </chart:subtitle>
        <chart:legend chart:legend-position="end" svg:x="12.497cm" svg:y="3.878cm" chart:style-name="ch4"/>
        <chart:plot-area chart:style-name="ch5" chart:data-source-has-labels="both" svg:x="0.437cm" svg:y="1.543cm" svg:width="11.742cm" svg:height="7.891cm">
          <chart:axis chart:dimension="x" chart:name="primary-x" chart:style-name="ch6">
            <chart:title svg:x="4.834cm" svg:y="9.058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cm" svg:y="7.597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935415">
                <text:p>0.935415</text:p>
              </table:table-cell>
              <table:table-cell office:value-type="float" office:value="0.93433">
                <text:p>0.93433</text:p>
              </table:table-cell>
              <table:table-cell office:value-type="float" office:value="0.934509">
                <text:p>0.934509</text:p>
              </table:table-cell>
              <table:table-cell office:value-type="float" office:value="0.93499">
                <text:p>0.93499</text:p>
              </table:table-cell>
              <table:table-cell office:value-type="float" office:value="0.935113">
                <text:p>0.935113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934453">
                <text:p>0.934453</text:p>
              </table:table-cell>
              <table:table-cell office:value-type="float" office:value="0.933145">
                <text:p>0.933145</text:p>
              </table:table-cell>
              <table:table-cell office:value-type="float" office:value="0.933111">
                <text:p>0.933111</text:p>
              </table:table-cell>
              <table:table-cell office:value-type="float" office:value="0.933111">
                <text:p>0.933111</text:p>
              </table:table-cell>
              <table:table-cell office:value-type="float" office:value="0.933044">
                <text:p>0.933044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932552">
                <text:p>0.932552</text:p>
              </table:table-cell>
              <table:table-cell office:value-type="float" office:value="0.932574">
                <text:p>0.932574</text:p>
              </table:table-cell>
              <table:table-cell office:value-type="float" office:value="0.932496">
                <text:p>0.932496</text:p>
              </table:table-cell>
              <table:table-cell office:value-type="float" office:value="0.932463">
                <text:p>0.932463</text:p>
              </table:table-cell>
              <table:table-cell office:value-type="float" office:value="0.932485">
                <text:p>0.932485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932552">
                <text:p>0.932552</text:p>
              </table:table-cell>
              <table:table-cell office:value-type="float" office:value="0.932574">
                <text:p>0.932574</text:p>
              </table:table-cell>
              <table:table-cell office:value-type="float" office:value="0.932496">
                <text:p>0.932496</text:p>
              </table:table-cell>
              <table:table-cell office:value-type="float" office:value="0.932463">
                <text:p>0.932463</text:p>
              </table:table-cell>
              <table:table-cell office:value-type="float" office:value="0.932485">
                <text:p>0.932485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1" chart:maximum="0.42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137cm" svg:height="9.872cm" xlink:href="." chart:class="chart:line" chart:style-name="ch1">
        <chart:title svg:x="3.464cm" svg:y="0.198cm" chart:style-name="ch2">
          <text:p>Cache Associativity vs Total Cache Miss Rate</text:p>
        </chart:title>
        <chart:subtitle svg:x="6.269cm" svg:y="0.898cm" chart:style-name="ch3">
          <text:p>Block Size: 32 Bytes</text:p>
        </chart:subtitle>
        <chart:legend chart:legend-position="end" svg:x="14.398cm" svg:y="3.904cm" chart:style-name="ch4"/>
        <chart:plot-area chart:style-name="ch5" chart:data-source-has-labels="both" svg:x="0.443cm" svg:y="1.546cm" svg:width="13.634cm" svg:height="7.936cm">
          <chart:axis chart:dimension="x" chart:name="primary-x" chart:style-name="ch6">
            <chart:title svg:x="6.143cm" svg:y="9.107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3cm" svg:y="7.61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3776">
                <text:p>0.423776</text:p>
              </table:table-cell>
              <table:table-cell office:value-type="float" office:value="0.42317">
                <text:p>0.42317</text:p>
              </table:table-cell>
              <table:table-cell office:value-type="float" office:value="0.421949">
                <text:p>0.421949</text:p>
              </table:table-cell>
              <table:table-cell office:value-type="float" office:value="0.422366">
                <text:p>0.422366</text:p>
              </table:table-cell>
              <table:table-cell office:value-type="float" office:value="0.422376">
                <text:p>0.4223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1323">
                <text:p>0.421323</text:p>
              </table:table-cell>
              <table:table-cell office:value-type="float" office:value="0.419376">
                <text:p>0.419376</text:p>
              </table:table-cell>
              <table:table-cell office:value-type="float" office:value="0.418949">
                <text:p>0.418949</text:p>
              </table:table-cell>
              <table:table-cell office:value-type="float" office:value="0.419168">
                <text:p>0.419168</text:p>
              </table:table-cell>
              <table:table-cell office:value-type="float" office:value="0.418979">
                <text:p>0.418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88">
                <text:p>0.4188</text:p>
              </table:table-cell>
              <table:table-cell office:value-type="float" office:value="0.418254">
                <text:p>0.418254</text:p>
              </table:table-cell>
              <table:table-cell office:value-type="float" office:value="0.417926">
                <text:p>0.417926</text:p>
              </table:table-cell>
              <table:table-cell office:value-type="float" office:value="0.417877">
                <text:p>0.417877</text:p>
              </table:table-cell>
              <table:table-cell office:value-type="float" office:value="0.417916">
                <text:p>0.417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4738">
                <text:p>0.414738</text:p>
              </table:table-cell>
              <table:table-cell office:value-type="float" office:value="0.414341">
                <text:p>0.414341</text:p>
              </table:table-cell>
              <table:table-cell office:value-type="float" office:value="0.414341">
                <text:p>0.414341</text:p>
              </table:table-cell>
              <table:table-cell office:value-type="float" office:value="0.414341">
                <text:p>0.414341</text:p>
              </table:table-cell>
              <table:table-cell office:value-type="float" office:value="0.414341">
                <text:p>0.414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4182">
                <text:p>0.414182</text:p>
              </table:table-cell>
              <table:table-cell office:value-type="float" office:value="0.414192">
                <text:p>0.414192</text:p>
              </table:table-cell>
              <table:table-cell office:value-type="float" office:value="0.414212">
                <text:p>0.414212</text:p>
              </table:table-cell>
              <table:table-cell office:value-type="float" office:value="0.414222">
                <text:p>0.414222</text:p>
              </table:table-cell>
              <table:table-cell office:value-type="float" office:value="0.414222">
                <text:p>0.41422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6cm" svg:height="7.803cm" xlink:href="." chart:class="chart:line" chart:style-name="ch1">
        <chart:title svg:x="4.109cm" svg:y="0.157cm" chart:style-name="ch2">
          <text:p>Cache Size vs Total Cache Miss Rate</text:p>
        </chart:title>
        <chart:subtitle svg:x="6.186cm" svg:y="0.816cm" chart:style-name="ch3">
          <text:p>Block Size: 4 Bytes</text:p>
        </chart:subtitle>
        <chart:legend chart:legend-position="end" svg:x="12.281cm" svg:y="2.869cm" chart:style-name="ch4"/>
        <chart:plot-area chart:style-name="ch5" chart:data-source-has-labels="both" svg:x="0.429cm" svg:y="1.423cm" svg:width="11.538cm" svg:height="6.113cm">
          <chart:axis chart:dimension="x" chart:name="primary-x" chart:style-name="ch6">
            <chart:title svg:x="4.724cm" svg:y="7.12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6cm" svg:y="6.575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1" chart:maximum="0.426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10.082cm" xlink:href="." chart:class="chart:line" chart:style-name="ch1">
        <chart:title svg:x="4.228cm" svg:y="0.202cm" chart:style-name="ch2">
          <text:p>Cache Size vs Total Cache Miss Rate</text:p>
        </chart:title>
        <chart:subtitle svg:x="6.2cm" svg:y="0.906cm" chart:style-name="ch3">
          <text:p>Block Size: 32 Bytes</text:p>
        </chart:subtitle>
        <chart:legend chart:legend-position="end" svg:x="12.515cm" svg:y="4.009cm" chart:style-name="ch4"/>
        <chart:plot-area chart:style-name="ch5" chart:data-source-has-labels="both" svg:x="0.437cm" svg:y="1.558cm" svg:width="11.76cm" svg:height="8.122cm">
          <chart:axis chart:dimension="x" chart:name="primary-x" chart:style-name="ch6">
            <chart:title svg:x="4.843cm" svg:y="9.309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cm" svg:y="7.715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423776">
                <text:p>0.423776</text:p>
              </table:table-cell>
              <table:table-cell office:value-type="float" office:value="0.42317">
                <text:p>0.42317</text:p>
              </table:table-cell>
              <table:table-cell office:value-type="float" office:value="0.421949">
                <text:p>0.421949</text:p>
              </table:table-cell>
              <table:table-cell office:value-type="float" office:value="0.422366">
                <text:p>0.422366</text:p>
              </table:table-cell>
              <table:table-cell office:value-type="float" office:value="0.422376">
                <text:p>0.422376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421323">
                <text:p>0.421323</text:p>
              </table:table-cell>
              <table:table-cell office:value-type="float" office:value="0.419376">
                <text:p>0.419376</text:p>
              </table:table-cell>
              <table:table-cell office:value-type="float" office:value="0.418949">
                <text:p>0.418949</text:p>
              </table:table-cell>
              <table:table-cell office:value-type="float" office:value="0.419168">
                <text:p>0.419168</text:p>
              </table:table-cell>
              <table:table-cell office:value-type="float" office:value="0.418979">
                <text:p>0.418979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4188">
                <text:p>0.4188</text:p>
              </table:table-cell>
              <table:table-cell office:value-type="float" office:value="0.418254">
                <text:p>0.418254</text:p>
              </table:table-cell>
              <table:table-cell office:value-type="float" office:value="0.417926">
                <text:p>0.417926</text:p>
              </table:table-cell>
              <table:table-cell office:value-type="float" office:value="0.417877">
                <text:p>0.417877</text:p>
              </table:table-cell>
              <table:table-cell office:value-type="float" office:value="0.417916">
                <text:p>0.417916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414738">
                <text:p>0.414738</text:p>
              </table:table-cell>
              <table:table-cell office:value-type="float" office:value="0.414341">
                <text:p>0.414341</text:p>
              </table:table-cell>
              <table:table-cell office:value-type="float" office:value="0.414341">
                <text:p>0.414341</text:p>
              </table:table-cell>
              <table:table-cell office:value-type="float" office:value="0.414341">
                <text:p>0.414341</text:p>
              </table:table-cell>
              <table:table-cell office:value-type="float" office:value="0.414341">
                <text:p>0.414341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414182">
                <text:p>0.414182</text:p>
              </table:table-cell>
              <table:table-cell office:value-type="float" office:value="0.414192">
                <text:p>0.414192</text:p>
              </table:table-cell>
              <table:table-cell office:value-type="float" office:value="0.414212">
                <text:p>0.414212</text:p>
              </table:table-cell>
              <table:table-cell office:value-type="float" office:value="0.414222">
                <text:p>0.414222</text:p>
              </table:table-cell>
              <table:table-cell office:value-type="float" office:value="0.414222">
                <text:p>0.41422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2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3cm" svg:height="9.923cm" xlink:href="." chart:class="chart:line" chart:style-name="ch1">
        <chart:title svg:x="3.356cm" svg:y="0.199cm" chart:style-name="ch2">
          <text:p>Cache Associativity vs Read Cache Miss Rate</text:p>
        </chart:title>
        <chart:subtitle svg:x="6.187cm" svg:y="0.9cm" chart:style-name="ch3">
          <text:p>Block Size: 32 Bytes</text:p>
        </chart:subtitle>
        <chart:legend chart:legend-position="end" svg:x="14.237cm" svg:y="3.929cm" chart:style-name="ch4"/>
        <chart:plot-area chart:style-name="ch5" chart:data-source-has-labels="both" svg:x="0.437cm" svg:y="1.549cm" svg:width="13.482cm" svg:height="7.981cm">
          <chart:axis chart:dimension="x" chart:name="primary-x" chart:style-name="ch6">
            <chart:title svg:x="6.061cm" svg:y="9.156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cm" svg:y="7.674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51093">
                <text:p>0.0651093</text:p>
              </table:table-cell>
              <table:table-cell office:value-type="float" office:value="0.0637769">
                <text:p>0.0637769</text:p>
              </table:table-cell>
              <table:table-cell office:value-type="float" office:value="0.0558714">
                <text:p>0.0558714</text:p>
              </table:table-cell>
              <table:table-cell office:value-type="float" office:value="0.0576479">
                <text:p>0.0576479</text:p>
              </table:table-cell>
              <table:table-cell office:value-type="float" office:value="0.058092">
                <text:p>0.0580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4759">
                <text:p>0.0494759</text:p>
              </table:table-cell>
              <table:table-cell office:value-type="float" office:value="0.0410375">
                <text:p>0.0410375</text:p>
              </table:table-cell>
              <table:table-cell office:value-type="float" office:value="0.0365962">
                <text:p>0.0365962</text:p>
              </table:table-cell>
              <table:table-cell office:value-type="float" office:value="0.0376621">
                <text:p>0.0376621</text:p>
              </table:table-cell>
              <table:table-cell office:value-type="float" office:value="0.036685">
                <text:p>0.036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9057">
                <text:p>0.0389057</text:p>
              </table:table-cell>
              <table:table-cell office:value-type="float" office:value="0.0341091">
                <text:p>0.0341091</text:p>
              </table:table-cell>
              <table:table-cell office:value-type="float" office:value="0.0318884">
                <text:p>0.0318884</text:p>
              </table:table-cell>
              <table:table-cell office:value-type="float" office:value="0.0313555">
                <text:p>0.0313555</text:p>
              </table:table-cell>
              <table:table-cell office:value-type="float" office:value="0.0315331">
                <text:p>0.0315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6649">
                <text:p>0.0336649</text:p>
              </table:table-cell>
              <table:table-cell office:value-type="float" office:value="0.0310002">
                <text:p>0.0310002</text:p>
              </table:table-cell>
              <table:table-cell office:value-type="float" office:value="0.0310002">
                <text:p>0.0310002</text:p>
              </table:table-cell>
              <table:table-cell office:value-type="float" office:value="0.0310002">
                <text:p>0.0310002</text:p>
              </table:table-cell>
              <table:table-cell office:value-type="float" office:value="0.0310002">
                <text:p>0.031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9579">
                <text:p>0.029579</text:p>
              </table:table-cell>
              <table:table-cell office:value-type="float" office:value="0.0296678">
                <text:p>0.0296678</text:p>
              </table:table-cell>
              <table:table-cell office:value-type="float" office:value="0.0298454">
                <text:p>0.0298454</text:p>
              </table:table-cell>
              <table:table-cell office:value-type="float" office:value="0.0299343">
                <text:p>0.0299343</text:p>
              </table:table-cell>
              <table:table-cell office:value-type="float" office:value="0.0299343">
                <text:p>0.029934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2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862cm" svg:height="9.844cm" xlink:href="." chart:class="chart:line" chart:style-name="ch1">
        <chart:title svg:x="4.134cm" svg:y="0.197cm" chart:style-name="ch2">
          <text:p>Cache Size vs Read Cache Miss Rate</text:p>
        </chart:title>
        <chart:subtitle svg:x="6.132cm" svg:y="0.896cm" chart:style-name="ch3">
          <text:p>Block Size: 32 Bytes</text:p>
        </chart:subtitle>
        <chart:legend chart:legend-position="end" svg:x="12.381cm" svg:y="3.89cm" chart:style-name="ch4"/>
        <chart:plot-area chart:style-name="ch5" chart:data-source-has-labels="both" svg:x="0.433cm" svg:y="1.543cm" svg:width="11.632cm" svg:height="7.914cm">
          <chart:axis chart:dimension="x" chart:name="primary-x" chart:style-name="ch6">
            <chart:title svg:x="4.775cm" svg:y="9.081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8cm" svg:y="7.635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0651093">
                <text:p>0.0651093</text:p>
              </table:table-cell>
              <table:table-cell office:value-type="float" office:value="0.0637769">
                <text:p>0.0637769</text:p>
              </table:table-cell>
              <table:table-cell office:value-type="float" office:value="0.0558714">
                <text:p>0.0558714</text:p>
              </table:table-cell>
              <table:table-cell office:value-type="float" office:value="0.0576479">
                <text:p>0.0576479</text:p>
              </table:table-cell>
              <table:table-cell office:value-type="float" office:value="0.058092">
                <text:p>0.058092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0494759">
                <text:p>0.0494759</text:p>
              </table:table-cell>
              <table:table-cell office:value-type="float" office:value="0.0410375">
                <text:p>0.0410375</text:p>
              </table:table-cell>
              <table:table-cell office:value-type="float" office:value="0.0365962">
                <text:p>0.0365962</text:p>
              </table:table-cell>
              <table:table-cell office:value-type="float" office:value="0.0376621">
                <text:p>0.0376621</text:p>
              </table:table-cell>
              <table:table-cell office:value-type="float" office:value="0.036685">
                <text:p>0.036685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0389057">
                <text:p>0.0389057</text:p>
              </table:table-cell>
              <table:table-cell office:value-type="float" office:value="0.0341091">
                <text:p>0.0341091</text:p>
              </table:table-cell>
              <table:table-cell office:value-type="float" office:value="0.0318884">
                <text:p>0.0318884</text:p>
              </table:table-cell>
              <table:table-cell office:value-type="float" office:value="0.0313555">
                <text:p>0.0313555</text:p>
              </table:table-cell>
              <table:table-cell office:value-type="float" office:value="0.0315331">
                <text:p>0.0315331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0336649">
                <text:p>0.0336649</text:p>
              </table:table-cell>
              <table:table-cell office:value-type="float" office:value="0.0310002">
                <text:p>0.0310002</text:p>
              </table:table-cell>
              <table:table-cell office:value-type="float" office:value="0.0310002">
                <text:p>0.0310002</text:p>
              </table:table-cell>
              <table:table-cell office:value-type="float" office:value="0.0310002">
                <text:p>0.0310002</text:p>
              </table:table-cell>
              <table:table-cell office:value-type="float" office:value="0.0310002">
                <text:p>0.0310002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029579">
                <text:p>0.029579</text:p>
              </table:table-cell>
              <table:table-cell office:value-type="float" office:value="0.0296678">
                <text:p>0.0296678</text:p>
              </table:table-cell>
              <table:table-cell office:value-type="float" office:value="0.0298454">
                <text:p>0.0298454</text:p>
              </table:table-cell>
              <table:table-cell office:value-type="float" office:value="0.0299343">
                <text:p>0.0299343</text:p>
              </table:table-cell>
              <table:table-cell office:value-type="float" office:value="0.0299343">
                <text:p>0.029934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62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28cm" svg:height="9.923cm" xlink:href="." chart:class="chart:line" chart:style-name="ch1">
        <chart:title svg:x="3.37cm" svg:y="0.199cm" chart:style-name="ch2">
          <text:p>Cache Associativity vs Write Cache Miss Rate</text:p>
        </chart:title>
        <chart:subtitle svg:x="6.215cm" svg:y="0.9cm" chart:style-name="ch3">
          <text:p>Block Size: 32 Bytes</text:p>
        </chart:subtitle>
        <chart:legend chart:legend-position="end" svg:x="14.291cm" svg:y="3.929cm" chart:style-name="ch4"/>
        <chart:plot-area chart:style-name="ch5" chart:data-source-has-labels="both" svg:x="0.439cm" svg:y="1.549cm" svg:width="13.533cm" svg:height="7.981cm">
          <chart:axis chart:dimension="x" chart:name="primary-x" chart:style-name="ch6">
            <chart:title svg:x="6.088cm" svg:y="9.156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1cm" svg:y="7.648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926">
                <text:p>0.468926</text:p>
              </table:table-cell>
              <table:table-cell office:value-type="float" office:value="0.468412">
                <text:p>0.468412</text:p>
              </table:table-cell>
              <table:table-cell office:value-type="float" office:value="0.468032">
                <text:p>0.468032</text:p>
              </table:table-cell>
              <table:table-cell office:value-type="float" office:value="0.468278">
                <text:p>0.468278</text:p>
              </table:table-cell>
              <table:table-cell office:value-type="float" office:value="0.468233">
                <text:p>0.4682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8132">
                <text:p>0.468132</text:p>
              </table:table-cell>
              <table:table-cell office:value-type="float" office:value="0.467003">
                <text:p>0.467003</text:p>
              </table:table-cell>
              <table:table-cell office:value-type="float" office:value="0.467081">
                <text:p>0.467081</text:p>
              </table:table-cell>
              <table:table-cell office:value-type="float" office:value="0.467193">
                <text:p>0.467193</text:p>
              </table:table-cell>
              <table:table-cell office:value-type="float" office:value="0.467104">
                <text:p>0.467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6623">
                <text:p>0.466623</text:p>
              </table:table-cell>
              <table:table-cell office:value-type="float" office:value="0.466612">
                <text:p>0.466612</text:p>
              </table:table-cell>
              <table:table-cell office:value-type="float" office:value="0.466522">
                <text:p>0.466522</text:p>
              </table:table-cell>
              <table:table-cell office:value-type="float" office:value="0.466533">
                <text:p>0.466533</text:p>
              </table:table-cell>
              <table:table-cell office:value-type="float" office:value="0.466556">
                <text:p>0.466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2709">
                <text:p>0.462709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62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45cm" svg:height="9.872cm" xlink:href="." chart:class="chart:line" chart:style-name="ch1">
        <chart:title svg:x="4.162cm" svg:y="0.198cm" chart:style-name="ch2">
          <text:p>Cache Size vs Write Cache Miss Rate</text:p>
        </chart:title>
        <chart:subtitle svg:x="6.173cm" svg:y="0.898cm" chart:style-name="ch3">
          <text:p>Block Size: 32 Bytes</text:p>
        </chart:subtitle>
        <chart:legend chart:legend-position="end" svg:x="12.463cm" svg:y="3.904cm" chart:style-name="ch4"/>
        <chart:plot-area chart:style-name="ch5" chart:data-source-has-labels="both" svg:x="0.435cm" svg:y="1.546cm" svg:width="11.711cm" svg:height="7.936cm">
          <chart:axis chart:dimension="x" chart:name="primary-x" chart:style-name="ch6">
            <chart:title svg:x="4.816cm" svg:y="9.107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9cm" svg:y="7.623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468926">
                <text:p>0.468926</text:p>
              </table:table-cell>
              <table:table-cell office:value-type="float" office:value="0.468412">
                <text:p>0.468412</text:p>
              </table:table-cell>
              <table:table-cell office:value-type="float" office:value="0.468032">
                <text:p>0.468032</text:p>
              </table:table-cell>
              <table:table-cell office:value-type="float" office:value="0.468278">
                <text:p>0.468278</text:p>
              </table:table-cell>
              <table:table-cell office:value-type="float" office:value="0.468233">
                <text:p>0.468233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468132">
                <text:p>0.468132</text:p>
              </table:table-cell>
              <table:table-cell office:value-type="float" office:value="0.467003">
                <text:p>0.467003</text:p>
              </table:table-cell>
              <table:table-cell office:value-type="float" office:value="0.467081">
                <text:p>0.467081</text:p>
              </table:table-cell>
              <table:table-cell office:value-type="float" office:value="0.467193">
                <text:p>0.467193</text:p>
              </table:table-cell>
              <table:table-cell office:value-type="float" office:value="0.467104">
                <text:p>0.467104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466623">
                <text:p>0.466623</text:p>
              </table:table-cell>
              <table:table-cell office:value-type="float" office:value="0.466612">
                <text:p>0.466612</text:p>
              </table:table-cell>
              <table:table-cell office:value-type="float" office:value="0.466522">
                <text:p>0.466522</text:p>
              </table:table-cell>
              <table:table-cell office:value-type="float" office:value="0.466533">
                <text:p>0.466533</text:p>
              </table:table-cell>
              <table:table-cell office:value-type="float" office:value="0.466556">
                <text:p>0.466556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466623">
                <text:p>0.466623</text:p>
              </table:table-cell>
              <table:table-cell office:value-type="float" office:value="0.466612">
                <text:p>0.466612</text:p>
              </table:table-cell>
              <table:table-cell office:value-type="float" office:value="0.466522">
                <text:p>0.466522</text:p>
              </table:table-cell>
              <table:table-cell office:value-type="float" office:value="0.466533">
                <text:p>0.466533</text:p>
              </table:table-cell>
              <table:table-cell office:value-type="float" office:value="0.466556">
                <text:p>0.466556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208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791cm" xlink:href="." chart:class="chart:line" chart:style-name="ch1">
        <chart:title svg:x="3.395cm" svg:y="0.196cm" chart:style-name="ch2">
          <text:p>Cache Associativity vs Total Cache Miss Rate</text:p>
        </chart:title>
        <chart:subtitle svg:x="6.2cm" svg:y="0.894cm" chart:style-name="ch3">
          <text:p>Block Size: 64 Bytes</text:p>
        </chart:subtitle>
        <chart:legend chart:legend-position="end" svg:x="14.262cm" svg:y="3.863cm" chart:style-name="ch4"/>
        <chart:plot-area chart:style-name="ch5" chart:data-source-has-labels="both" svg:x="0.437cm" svg:y="1.54cm" svg:width="13.507cm" svg:height="7.867cm">
          <chart:axis chart:dimension="x" chart:name="primary-x" chart:style-name="ch6">
            <chart:title svg:x="6.073cm" svg:y="9.03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cm" svg:y="7.569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6099">
                <text:p>0.216099</text:p>
              </table:table-cell>
              <table:table-cell office:value-type="float" office:value="0.216536">
                <text:p>0.216536</text:p>
              </table:table-cell>
              <table:table-cell office:value-type="float" office:value="0.214897">
                <text:p>0.214897</text:p>
              </table:table-cell>
              <table:table-cell office:value-type="float" office:value="0.215265">
                <text:p>0.215265</text:p>
              </table:table-cell>
              <table:table-cell office:value-type="float" office:value="0.215294">
                <text:p>0.2152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4113">
                <text:p>0.214113</text:p>
              </table:table-cell>
              <table:table-cell office:value-type="float" office:value="0.212226">
                <text:p>0.212226</text:p>
              </table:table-cell>
              <table:table-cell office:value-type="float" office:value="0.211809">
                <text:p>0.211809</text:p>
              </table:table-cell>
              <table:table-cell office:value-type="float" office:value="0.212126">
                <text:p>0.212126</text:p>
              </table:table-cell>
              <table:table-cell office:value-type="float" office:value="0.212077">
                <text:p>0.212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1719">
                <text:p>0.211719</text:p>
              </table:table-cell>
              <table:table-cell office:value-type="float" office:value="0.211232">
                <text:p>0.211232</text:p>
              </table:table-cell>
              <table:table-cell office:value-type="float" office:value="0.210666">
                <text:p>0.210666</text:p>
              </table:table-cell>
              <table:table-cell office:value-type="float" office:value="0.210458">
                <text:p>0.210458</text:p>
              </table:table-cell>
              <table:table-cell office:value-type="float" office:value="0.210507">
                <text:p>0.210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8948">
                <text:p>0.208948</text:p>
              </table:table-cell>
              <table:table-cell office:value-type="float" office:value="0.208551">
                <text:p>0.208551</text:p>
              </table:table-cell>
              <table:table-cell office:value-type="float" office:value="0.208551">
                <text:p>0.208551</text:p>
              </table:table-cell>
              <table:table-cell office:value-type="float" office:value="0.208472">
                <text:p>0.208472</text:p>
              </table:table-cell>
              <table:table-cell office:value-type="float" office:value="0.208472">
                <text:p>0.208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8362">
                <text:p>0.208362</text:p>
              </table:table-cell>
              <table:table-cell office:value-type="float" office:value="0.208342">
                <text:p>0.208342</text:p>
              </table:table-cell>
              <table:table-cell office:value-type="float" office:value="0.208382">
                <text:p>0.208382</text:p>
              </table:table-cell>
              <table:table-cell office:value-type="float" office:value="0.208382">
                <text:p>0.208382</text:p>
              </table:table-cell>
              <table:table-cell office:value-type="float" office:value="0.208392">
                <text:p>0.20839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208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56cm" svg:height="10.004cm" xlink:href="." chart:class="chart:line" chart:style-name="ch1">
        <chart:title svg:x="4.257cm" svg:y="0.201cm" chart:style-name="ch2">
          <text:p>Cache Size vs Total Cache Miss Rate</text:p>
        </chart:title>
        <chart:subtitle svg:x="6.229cm" svg:y="0.904cm" chart:style-name="ch3">
          <text:p>Block Size: 64 Bytes</text:p>
        </chart:subtitle>
        <chart:legend chart:legend-position="end" svg:x="12.571cm" svg:y="3.97cm" chart:style-name="ch4"/>
        <chart:plot-area chart:style-name="ch5" chart:data-source-has-labels="both" svg:x="0.441cm" svg:y="1.555cm" svg:width="11.81cm" svg:height="8.05cm">
          <chart:axis chart:dimension="x" chart:name="primary-x" chart:style-name="ch6">
            <chart:title svg:x="4.872cm" svg:y="9.233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2cm" svg:y="7.676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216099">
                <text:p>0.216099</text:p>
              </table:table-cell>
              <table:table-cell office:value-type="float" office:value="0.216536">
                <text:p>0.216536</text:p>
              </table:table-cell>
              <table:table-cell office:value-type="float" office:value="0.214897">
                <text:p>0.214897</text:p>
              </table:table-cell>
              <table:table-cell office:value-type="float" office:value="0.215265">
                <text:p>0.215265</text:p>
              </table:table-cell>
              <table:table-cell office:value-type="float" office:value="0.215294">
                <text:p>0.215294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214113">
                <text:p>0.214113</text:p>
              </table:table-cell>
              <table:table-cell office:value-type="float" office:value="0.212226">
                <text:p>0.212226</text:p>
              </table:table-cell>
              <table:table-cell office:value-type="float" office:value="0.211809">
                <text:p>0.211809</text:p>
              </table:table-cell>
              <table:table-cell office:value-type="float" office:value="0.212126">
                <text:p>0.212126</text:p>
              </table:table-cell>
              <table:table-cell office:value-type="float" office:value="0.212077">
                <text:p>0.212077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211719">
                <text:p>0.211719</text:p>
              </table:table-cell>
              <table:table-cell office:value-type="float" office:value="0.211232">
                <text:p>0.211232</text:p>
              </table:table-cell>
              <table:table-cell office:value-type="float" office:value="0.210666">
                <text:p>0.210666</text:p>
              </table:table-cell>
              <table:table-cell office:value-type="float" office:value="0.210458">
                <text:p>0.210458</text:p>
              </table:table-cell>
              <table:table-cell office:value-type="float" office:value="0.210507">
                <text:p>0.210507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208948">
                <text:p>0.208948</text:p>
              </table:table-cell>
              <table:table-cell office:value-type="float" office:value="0.208551">
                <text:p>0.208551</text:p>
              </table:table-cell>
              <table:table-cell office:value-type="float" office:value="0.208551">
                <text:p>0.208551</text:p>
              </table:table-cell>
              <table:table-cell office:value-type="float" office:value="0.208472">
                <text:p>0.208472</text:p>
              </table:table-cell>
              <table:table-cell office:value-type="float" office:value="0.208472">
                <text:p>0.208472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208362">
                <text:p>0.208362</text:p>
              </table:table-cell>
              <table:table-cell office:value-type="float" office:value="0.208342">
                <text:p>0.208342</text:p>
              </table:table-cell>
              <table:table-cell office:value-type="float" office:value="0.208382">
                <text:p>0.208382</text:p>
              </table:table-cell>
              <table:table-cell office:value-type="float" office:value="0.208382">
                <text:p>0.208382</text:p>
              </table:table-cell>
              <table:table-cell office:value-type="float" office:value="0.208392">
                <text:p>0.20839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2" chart:maximum="0.07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862cm" svg:height="9.819cm" xlink:href="." chart:class="chart:line" chart:style-name="ch1">
        <chart:title svg:x="3.301cm" svg:y="0.197cm" chart:style-name="ch2">
          <text:p>Cache Associativity vs Read Cache Miss Rate</text:p>
        </chart:title>
        <chart:subtitle svg:x="6.132cm" svg:y="0.896cm" chart:style-name="ch3">
          <text:p>Block Size: 64 Bytes</text:p>
        </chart:subtitle>
        <chart:legend chart:legend-position="end" svg:x="14.128cm" svg:y="3.877cm" chart:style-name="ch4"/>
        <chart:plot-area chart:style-name="ch5" chart:data-source-has-labels="both" svg:x="0.433cm" svg:y="1.543cm" svg:width="13.379cm" svg:height="7.889cm">
          <chart:axis chart:dimension="x" chart:name="primary-x" chart:style-name="ch6">
            <chart:title svg:x="6.005cm" svg:y="9.056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8cm" svg:y="7.622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5132">
                <text:p>0.0595132</text:p>
              </table:table-cell>
              <table:table-cell office:value-type="float" office:value="0.0638657">
                <text:p>0.0638657</text:p>
              </table:table-cell>
              <table:table-cell office:value-type="float" office:value="0.0572038">
                <text:p>0.0572038</text:p>
              </table:table-cell>
              <table:table-cell office:value-type="float" office:value="0.0590691">
                <text:p>0.0590691</text:p>
              </table:table-cell>
              <table:table-cell office:value-type="float" office:value="0.0584473">
                <text:p>0.05844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5447">
                <text:p>0.0465447</text:p>
              </table:table-cell>
              <table:table-cell office:value-type="float" office:value="0.0389945">
                <text:p>0.0389945</text:p>
              </table:table-cell>
              <table:table-cell office:value-type="float" office:value="0.0348197">
                <text:p>0.0348197</text:p>
              </table:table-cell>
              <table:table-cell office:value-type="float" office:value="0.0365962">
                <text:p>0.0365962</text:p>
              </table:table-cell>
              <table:table-cell office:value-type="float" office:value="0.0359744">
                <text:p>0.0359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64185">
                <text:p>0.0364185</text:p>
              </table:table-cell>
              <table:table-cell office:value-type="float" office:value="0.0322437">
                <text:p>0.0322437</text:p>
              </table:table-cell>
              <table:table-cell office:value-type="float" office:value="0.0281578">
                <text:p>0.0281578</text:p>
              </table:table-cell>
              <table:table-cell office:value-type="float" office:value="0.0271807">
                <text:p>0.0271807</text:p>
              </table:table-cell>
              <table:table-cell office:value-type="float" office:value="0.0278913">
                <text:p>0.0278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7795">
                <text:p>0.0287795</text:p>
              </table:table-cell>
              <table:table-cell office:value-type="float" office:value="0.0264701">
                <text:p>0.0264701</text:p>
              </table:table-cell>
              <table:table-cell office:value-type="float" office:value="0.0264701">
                <text:p>0.0264701</text:p>
              </table:table-cell>
              <table:table-cell office:value-type="float" office:value="0.0257595">
                <text:p>0.0257595</text:p>
              </table:table-cell>
              <table:table-cell office:value-type="float" office:value="0.0257595">
                <text:p>0.0257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7824">
                <text:p>0.0247824</text:p>
              </table:table-cell>
              <table:table-cell office:value-type="float" office:value="0.0246047">
                <text:p>0.0246047</text:p>
              </table:table-cell>
              <table:table-cell office:value-type="float" office:value="0.02496">
                <text:p>0.02496</text:p>
              </table:table-cell>
              <table:table-cell office:value-type="float" office:value="0.02496">
                <text:p>0.02496</text:p>
              </table:table-cell>
              <table:table-cell office:value-type="float" office:value="0.0250489">
                <text:p>0.025048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2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164cm" svg:height="9.872cm" xlink:href="." chart:class="chart:line" chart:style-name="ch1">
        <chart:title svg:x="4.285cm" svg:y="0.198cm" chart:style-name="ch2">
          <text:p>Cache Size vs Read Cache Miss Rate</text:p>
        </chart:title>
        <chart:subtitle svg:x="6.283cm" svg:y="0.898cm" chart:style-name="ch3">
          <text:p>Block Size: 64 Bytes</text:p>
        </chart:subtitle>
        <chart:legend chart:legend-position="end" svg:x="12.677cm" svg:y="3.904cm" chart:style-name="ch4"/>
        <chart:plot-area chart:style-name="ch5" chart:data-source-has-labels="both" svg:x="0.445cm" svg:y="1.546cm" svg:width="11.91cm" svg:height="7.936cm">
          <chart:axis chart:dimension="x" chart:name="primary-x" chart:style-name="ch6">
            <chart:title svg:x="4.926cm" svg:y="9.107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4cm" svg:y="7.649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0595132">
                <text:p>0.0595132</text:p>
              </table:table-cell>
              <table:table-cell office:value-type="float" office:value="0.0638657">
                <text:p>0.0638657</text:p>
              </table:table-cell>
              <table:table-cell office:value-type="float" office:value="0.0572038">
                <text:p>0.0572038</text:p>
              </table:table-cell>
              <table:table-cell office:value-type="float" office:value="0.0590691">
                <text:p>0.0590691</text:p>
              </table:table-cell>
              <table:table-cell office:value-type="float" office:value="0.0584473">
                <text:p>0.0584473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0465447">
                <text:p>0.0465447</text:p>
              </table:table-cell>
              <table:table-cell office:value-type="float" office:value="0.0389945">
                <text:p>0.0389945</text:p>
              </table:table-cell>
              <table:table-cell office:value-type="float" office:value="0.0348197">
                <text:p>0.0348197</text:p>
              </table:table-cell>
              <table:table-cell office:value-type="float" office:value="0.0365962">
                <text:p>0.0365962</text:p>
              </table:table-cell>
              <table:table-cell office:value-type="float" office:value="0.0359744">
                <text:p>0.0359744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0364185">
                <text:p>0.0364185</text:p>
              </table:table-cell>
              <table:table-cell office:value-type="float" office:value="0.0322437">
                <text:p>0.0322437</text:p>
              </table:table-cell>
              <table:table-cell office:value-type="float" office:value="0.0281578">
                <text:p>0.0281578</text:p>
              </table:table-cell>
              <table:table-cell office:value-type="float" office:value="0.0271807">
                <text:p>0.0271807</text:p>
              </table:table-cell>
              <table:table-cell office:value-type="float" office:value="0.0278913">
                <text:p>0.0278913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0287795">
                <text:p>0.0287795</text:p>
              </table:table-cell>
              <table:table-cell office:value-type="float" office:value="0.0264701">
                <text:p>0.0264701</text:p>
              </table:table-cell>
              <table:table-cell office:value-type="float" office:value="0.0264701">
                <text:p>0.0264701</text:p>
              </table:table-cell>
              <table:table-cell office:value-type="float" office:value="0.0257595">
                <text:p>0.0257595</text:p>
              </table:table-cell>
              <table:table-cell office:value-type="float" office:value="0.0257595">
                <text:p>0.0257595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0247824">
                <text:p>0.0247824</text:p>
              </table:table-cell>
              <table:table-cell office:value-type="float" office:value="0.0246047">
                <text:p>0.0246047</text:p>
              </table:table-cell>
              <table:table-cell office:value-type="float" office:value="0.02496">
                <text:p>0.02496</text:p>
              </table:table-cell>
              <table:table-cell office:value-type="float" office:value="0.02496">
                <text:p>0.02496</text:p>
              </table:table-cell>
              <table:table-cell office:value-type="float" office:value="0.0250489">
                <text:p>0.025048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62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844cm" xlink:href="." chart:class="chart:line" chart:style-name="ch1">
        <chart:title svg:x="3.355cm" svg:y="0.197cm" chart:style-name="ch2">
          <text:p>Cache Associativity vs Write Cache Miss Rate</text:p>
        </chart:title>
        <chart:subtitle svg:x="6.2cm" svg:y="0.896cm" chart:style-name="ch3">
          <text:p>Block Size: 64 Bytes</text:p>
        </chart:subtitle>
        <chart:legend chart:legend-position="end" svg:x="14.262cm" svg:y="3.89cm" chart:style-name="ch4"/>
        <chart:plot-area chart:style-name="ch5" chart:data-source-has-labels="both" svg:x="0.437cm" svg:y="1.543cm" svg:width="13.507cm" svg:height="7.914cm">
          <chart:axis chart:dimension="x" chart:name="primary-x" chart:style-name="ch6">
            <chart:title svg:x="6.073cm" svg:y="9.081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cm" svg:y="7.609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926">
                <text:p>0.468926</text:p>
              </table:table-cell>
              <table:table-cell office:value-type="float" office:value="0.468412">
                <text:p>0.468412</text:p>
              </table:table-cell>
              <table:table-cell office:value-type="float" office:value="0.468032">
                <text:p>0.468032</text:p>
              </table:table-cell>
              <table:table-cell office:value-type="float" office:value="0.468278">
                <text:p>0.468278</text:p>
              </table:table-cell>
              <table:table-cell office:value-type="float" office:value="0.468233">
                <text:p>0.4682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8132">
                <text:p>0.468132</text:p>
              </table:table-cell>
              <table:table-cell office:value-type="float" office:value="0.467003">
                <text:p>0.467003</text:p>
              </table:table-cell>
              <table:table-cell office:value-type="float" office:value="0.467081">
                <text:p>0.467081</text:p>
              </table:table-cell>
              <table:table-cell office:value-type="float" office:value="0.467193">
                <text:p>0.467193</text:p>
              </table:table-cell>
              <table:table-cell office:value-type="float" office:value="0.467104">
                <text:p>0.467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6623">
                <text:p>0.466623</text:p>
              </table:table-cell>
              <table:table-cell office:value-type="float" office:value="0.466612">
                <text:p>0.466612</text:p>
              </table:table-cell>
              <table:table-cell office:value-type="float" office:value="0.466522">
                <text:p>0.466522</text:p>
              </table:table-cell>
              <table:table-cell office:value-type="float" office:value="0.466533">
                <text:p>0.466533</text:p>
              </table:table-cell>
              <table:table-cell office:value-type="float" office:value="0.466556">
                <text:p>0.466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2709">
                <text:p>0.462709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  <table:table-cell office:value-type="float" office:value="0.462597">
                <text:p>0.4625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6cm" svg:height="8.547cm" xlink:href="." chart:class="chart:line" chart:style-name="ch1">
        <chart:title svg:x="4.083cm" svg:y="0.171cm" chart:style-name="ch2">
          <text:p>Cache Size vs Read Cache Miss Rate</text:p>
        </chart:title>
        <chart:subtitle svg:x="6.186cm" svg:y="0.844cm" chart:style-name="ch3">
          <text:p>Block Size: 4 Bytes</text:p>
        </chart:subtitle>
        <chart:legend chart:legend-position="end" svg:x="12.281cm" svg:y="3.241cm" chart:style-name="ch4"/>
        <chart:plot-area chart:style-name="ch5" chart:data-source-has-labels="both" svg:x="0.429cm" svg:y="1.465cm" svg:width="11.538cm" svg:height="6.773cm">
          <chart:axis chart:dimension="x" chart:name="primary-x" chart:style-name="ch6">
            <chart:title svg:x="4.724cm" svg:y="7.836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6cm" svg:y="6.986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231" chart:maximum="0.236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3cm" svg:height="9.713cm" xlink:href="." chart:class="chart:line" chart:style-name="ch1">
        <chart:title svg:x="4.176cm" svg:y="0.195cm" chart:style-name="ch2">
          <text:p>Cache Size vs Write Cache Miss Rate</text:p>
        </chart:title>
        <chart:subtitle svg:x="6.187cm" svg:y="0.892cm" chart:style-name="ch3">
          <text:p>Block Size: 64 Bytes</text:p>
        </chart:subtitle>
        <chart:legend chart:legend-position="end" svg:x="12.49cm" svg:y="3.824cm" chart:style-name="ch4"/>
        <chart:plot-area chart:style-name="ch5" chart:data-source-has-labels="both" svg:x="0.437cm" svg:y="1.537cm" svg:width="11.735cm" svg:height="7.795cm">
          <chart:axis chart:dimension="x" chart:name="primary-x" chart:style-name="ch6">
            <chart:title svg:x="4.83cm" svg:y="8.954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cm" svg:y="7.543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23581">
                <text:p>0.23581</text:p>
              </table:table-cell>
              <table:table-cell office:value-type="float" office:value="0.235755">
                <text:p>0.235755</text:p>
              </table:table-cell>
              <table:table-cell office:value-type="float" office:value="0.234748">
                <text:p>0.234748</text:p>
              </table:table-cell>
              <table:table-cell office:value-type="float" office:value="0.234927">
                <text:p>0.234927</text:p>
              </table:table-cell>
              <table:table-cell office:value-type="float" office:value="0.235039">
                <text:p>0.235039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235207">
                <text:p>0.235207</text:p>
              </table:table-cell>
              <table:table-cell office:value-type="float" office:value="0.234033">
                <text:p>0.234033</text:p>
              </table:table-cell>
              <table:table-cell office:value-type="float" office:value="0.234088">
                <text:p>0.234088</text:p>
              </table:table-cell>
              <table:table-cell office:value-type="float" office:value="0.234223">
                <text:p>0.234223</text:p>
              </table:table-cell>
              <table:table-cell office:value-type="float" office:value="0.234245">
                <text:p>0.234245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233787">
                <text:p>0.233787</text:p>
              </table:table-cell>
              <table:table-cell office:value-type="float" office:value="0.233764">
                <text:p>0.233764</text:p>
              </table:table-cell>
              <table:table-cell office:value-type="float" office:value="0.233641">
                <text:p>0.233641</text:p>
              </table:table-cell>
              <table:table-cell office:value-type="float" office:value="0.233529">
                <text:p>0.233529</text:p>
              </table:table-cell>
              <table:table-cell office:value-type="float" office:value="0.233496">
                <text:p>0.233496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233787">
                <text:p>0.233787</text:p>
              </table:table-cell>
              <table:table-cell office:value-type="float" office:value="0.233764">
                <text:p>0.233764</text:p>
              </table:table-cell>
              <table:table-cell office:value-type="float" office:value="0.233641">
                <text:p>0.233641</text:p>
              </table:table-cell>
              <table:table-cell office:value-type="float" office:value="0.233529">
                <text:p>0.233529</text:p>
              </table:table-cell>
              <table:table-cell office:value-type="float" office:value="0.233496">
                <text:p>0.233496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231472">
                <text:p>0.231472</text:p>
              </table:table-cell>
              <table:table-cell office:value-type="float" office:value="0.231472">
                <text:p>0.231472</text:p>
              </table:table-cell>
              <table:table-cell office:value-type="float" office:value="0.231472">
                <text:p>0.231472</text:p>
              </table:table-cell>
              <table:table-cell office:value-type="float" office:value="0.231472">
                <text:p>0.231472</text:p>
              </table:table-cell>
              <table:table-cell office:value-type="float" office:value="0.231472">
                <text:p>0.23147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105" chart:maximum="0.12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81cm" svg:height="9.872cm" xlink:href="." chart:class="chart:line" chart:style-name="ch1">
        <chart:title svg:x="3.436cm" svg:y="0.198cm" chart:style-name="ch2">
          <text:p>Cache Associativity vs Total Cache Miss Rate</text:p>
        </chart:title>
        <chart:subtitle svg:x="6.135cm" svg:y="0.898cm" chart:style-name="ch3">
          <text:p>Block Size: 128 Bytes</text:p>
        </chart:subtitle>
        <chart:legend chart:legend-position="end" svg:x="14.343cm" svg:y="3.904cm" chart:style-name="ch4"/>
        <chart:plot-area chart:style-name="ch5" chart:data-source-has-labels="both" svg:x="0.441cm" svg:y="1.546cm" svg:width="13.582cm" svg:height="7.936cm">
          <chart:axis chart:dimension="x" chart:name="primary-x" chart:style-name="ch6">
            <chart:title svg:x="6.115cm" svg:y="9.107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2cm" svg:y="7.61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5215">
                <text:p>0.115215</text:p>
              </table:table-cell>
              <table:table-cell office:value-type="float" office:value="0.116893">
                <text:p>0.116893</text:p>
              </table:table-cell>
              <table:table-cell office:value-type="float" office:value="0.114957">
                <text:p>0.114957</text:p>
              </table:table-cell>
              <table:table-cell office:value-type="float" office:value="0.116576">
                <text:p>0.116576</text:p>
              </table:table-cell>
              <table:table-cell office:value-type="float" office:value="0.109197">
                <text:p>0.1091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1749">
                <text:p>0.111749</text:p>
              </table:table-cell>
              <table:table-cell office:value-type="float" office:value="0.108998">
                <text:p>0.108998</text:p>
              </table:table-cell>
              <table:table-cell office:value-type="float" office:value="0.1087">
                <text:p>0.1087</text:p>
              </table:table-cell>
              <table:table-cell office:value-type="float" office:value="0.109087">
                <text:p>0.109087</text:p>
              </table:table-cell>
              <table:table-cell office:value-type="float" office:value="0.109197">
                <text:p>0.109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074">
                <text:p>0.108074</text:p>
              </table:table-cell>
              <table:table-cell office:value-type="float" office:value="0.107439">
                <text:p>0.107439</text:p>
              </table:table-cell>
              <table:table-cell office:value-type="float" office:value="0.106942">
                <text:p>0.106942</text:p>
              </table:table-cell>
              <table:table-cell office:value-type="float" office:value="0.106773">
                <text:p>0.106773</text:p>
              </table:table-cell>
              <table:table-cell office:value-type="float" office:value="0.106902">
                <text:p>0.106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5879">
                <text:p>0.105879</text:p>
              </table:table-cell>
              <table:table-cell office:value-type="float" office:value="0.105373">
                <text:p>0.105373</text:p>
              </table:table-cell>
              <table:table-cell office:value-type="float" office:value="0.105353">
                <text:p>0.105353</text:p>
              </table:table-cell>
              <table:table-cell office:value-type="float" office:value="0.105244">
                <text:p>0.105244</text:p>
              </table:table-cell>
              <table:table-cell office:value-type="float" office:value="0.105224">
                <text:p>0.1052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5145">
                <text:p>0.105145</text:p>
              </table:table-cell>
              <table:table-cell office:value-type="float" office:value="0.105135">
                <text:p>0.105135</text:p>
              </table:table-cell>
              <table:table-cell office:value-type="float" office:value="0.105154">
                <text:p>0.105154</text:p>
              </table:table-cell>
              <table:table-cell office:value-type="float" office:value="0.105145">
                <text:p>0.105145</text:p>
              </table:table-cell>
              <table:table-cell office:value-type="float" office:value="0.105145">
                <text:p>0.10514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10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3cm" svg:height="9.895cm" xlink:href="." chart:class="chart:line" chart:style-name="ch1">
        <chart:title svg:x="4.215cm" svg:y="0.198cm" chart:style-name="ch2">
          <text:p>Cache Size vs Total Cache Miss Rate</text:p>
        </chart:title>
        <chart:subtitle svg:x="6.081cm" svg:y="0.898cm" chart:style-name="ch3">
          <text:p>Block Size: 128 Bytes</text:p>
        </chart:subtitle>
        <chart:legend chart:legend-position="end" svg:x="12.49cm" svg:y="3.915cm" chart:style-name="ch4"/>
        <chart:plot-area chart:style-name="ch5" chart:data-source-has-labels="both" svg:x="0.437cm" svg:y="1.546cm" svg:width="11.735cm" svg:height="7.959cm">
          <chart:axis chart:dimension="x" chart:name="primary-x" chart:style-name="ch6">
            <chart:title svg:x="4.83cm" svg:y="9.13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cm" svg:y="7.621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115215">
                <text:p>0.115215</text:p>
              </table:table-cell>
              <table:table-cell office:value-type="float" office:value="0.116893">
                <text:p>0.116893</text:p>
              </table:table-cell>
              <table:table-cell office:value-type="float" office:value="0.114957">
                <text:p>0.114957</text:p>
              </table:table-cell>
              <table:table-cell office:value-type="float" office:value="0.116576">
                <text:p>0.116576</text:p>
              </table:table-cell>
              <table:table-cell office:value-type="float" office:value="0.109197">
                <text:p>0.109197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111749">
                <text:p>0.111749</text:p>
              </table:table-cell>
              <table:table-cell office:value-type="float" office:value="0.108998">
                <text:p>0.108998</text:p>
              </table:table-cell>
              <table:table-cell office:value-type="float" office:value="0.1087">
                <text:p>0.1087</text:p>
              </table:table-cell>
              <table:table-cell office:value-type="float" office:value="0.109087">
                <text:p>0.109087</text:p>
              </table:table-cell>
              <table:table-cell office:value-type="float" office:value="0.109197">
                <text:p>0.109197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108074">
                <text:p>0.108074</text:p>
              </table:table-cell>
              <table:table-cell office:value-type="float" office:value="0.107439">
                <text:p>0.107439</text:p>
              </table:table-cell>
              <table:table-cell office:value-type="float" office:value="0.106942">
                <text:p>0.106942</text:p>
              </table:table-cell>
              <table:table-cell office:value-type="float" office:value="0.106773">
                <text:p>0.106773</text:p>
              </table:table-cell>
              <table:table-cell office:value-type="float" office:value="0.106902">
                <text:p>0.106902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105879">
                <text:p>0.105879</text:p>
              </table:table-cell>
              <table:table-cell office:value-type="float" office:value="0.105373">
                <text:p>0.105373</text:p>
              </table:table-cell>
              <table:table-cell office:value-type="float" office:value="0.105353">
                <text:p>0.105353</text:p>
              </table:table-cell>
              <table:table-cell office:value-type="float" office:value="0.105244">
                <text:p>0.105244</text:p>
              </table:table-cell>
              <table:table-cell office:value-type="float" office:value="0.105224">
                <text:p>0.105224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105145">
                <text:p>0.105145</text:p>
              </table:table-cell>
              <table:table-cell office:value-type="float" office:value="0.105135">
                <text:p>0.105135</text:p>
              </table:table-cell>
              <table:table-cell office:value-type="float" office:value="0.105154">
                <text:p>0.105154</text:p>
              </table:table-cell>
              <table:table-cell office:value-type="float" office:value="0.105145">
                <text:p>0.105145</text:p>
              </table:table-cell>
              <table:table-cell office:value-type="float" office:value="0.105145">
                <text:p>0.10514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2" chart:maximum="0.1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45cm" svg:height="9.895cm" xlink:href="." chart:class="chart:line" chart:style-name="ch1">
        <chart:title svg:x="3.342cm" svg:y="0.198cm" chart:style-name="ch2">
          <text:p>Cache Associativity vs Read Cache Miss Rate</text:p>
        </chart:title>
        <chart:subtitle svg:x="6.067cm" svg:y="0.898cm" chart:style-name="ch3">
          <text:p>Block Size: 128 Bytes</text:p>
        </chart:subtitle>
        <chart:legend chart:legend-position="end" svg:x="14.21cm" svg:y="3.915cm" chart:style-name="ch4"/>
        <chart:plot-area chart:style-name="ch5" chart:data-source-has-labels="both" svg:x="0.435cm" svg:y="1.546cm" svg:width="13.458cm" svg:height="7.959cm">
          <chart:axis chart:dimension="x" chart:name="primary-x" chart:style-name="ch6">
            <chart:title svg:x="6.047cm" svg:y="9.13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9cm" svg:y="7.66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23041">
                <text:p>0.0723041</text:p>
              </table:table-cell>
              <table:table-cell office:value-type="float" office:value="0.0873157">
                <text:p>0.0873157</text:p>
              </table:table-cell>
              <table:table-cell office:value-type="float" office:value="0.0877598">
                <text:p>0.0877598</text:p>
              </table:table-cell>
              <table:table-cell office:value-type="float" office:value="0.098863">
                <text:p>0.098863</text:p>
              </table:table-cell>
              <table:table-cell office:value-type="float" office:value="0.0427252">
                <text:p>0.04272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29">
                <text:p>0.053029</text:p>
              </table:table-cell>
              <table:table-cell office:value-type="float" office:value="0.0414816">
                <text:p>0.0414816</text:p>
              </table:table-cell>
              <table:table-cell office:value-type="float" office:value="0.0376621">
                <text:p>0.0376621</text:p>
              </table:table-cell>
              <table:table-cell office:value-type="float" office:value="0.0438799">
                <text:p>0.0438799</text:p>
              </table:table-cell>
              <table:table-cell office:value-type="float" office:value="0.0427252">
                <text:p>0.0427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5303">
                <text:p>0.0355303</text:p>
              </table:table-cell>
              <table:table-cell office:value-type="float" office:value="0.0302007">
                <text:p>0.0302007</text:p>
              </table:table-cell>
              <table:table-cell office:value-type="float" office:value="0.0266477">
                <text:p>0.0266477</text:p>
              </table:table-cell>
              <table:table-cell office:value-type="float" office:value="0.025493">
                <text:p>0.025493</text:p>
              </table:table-cell>
              <table:table-cell office:value-type="float" office:value="0.0274471">
                <text:p>0.0274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5818">
                <text:p>0.0255818</text:p>
              </table:table-cell>
              <table:table-cell office:value-type="float" office:value="0.0227394">
                <text:p>0.0227394</text:p>
              </table:table-cell>
              <table:table-cell office:value-type="float" office:value="0.0225617">
                <text:p>0.0225617</text:p>
              </table:table-cell>
              <table:table-cell office:value-type="float" office:value="0.0214958">
                <text:p>0.0214958</text:p>
              </table:table-cell>
              <table:table-cell office:value-type="float" office:value="0.0211405">
                <text:p>0.0211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6964">
                <text:p>0.0206964</text:p>
              </table:table-cell>
              <table:table-cell office:value-type="float" office:value="0.0206076">
                <text:p>0.0206076</text:p>
              </table:table-cell>
              <table:table-cell office:value-type="float" office:value="0.0207852">
                <text:p>0.0207852</text:p>
              </table:table-cell>
              <table:table-cell office:value-type="float" office:value="0.0206964">
                <text:p>0.0206964</text:p>
              </table:table-cell>
              <table:table-cell office:value-type="float" office:value="0.0206964">
                <text:p>0.020696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15" chart:maximum="0.1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862cm" svg:height="9.685cm" xlink:href="." chart:class="chart:line" chart:style-name="ch1">
        <chart:title svg:x="4.134cm" svg:y="0.194cm" chart:style-name="ch2">
          <text:p>Cache Size vs Read Cache Miss Rate</text:p>
        </chart:title>
        <chart:subtitle svg:x="6.026cm" svg:y="0.89cm" chart:style-name="ch3">
          <text:p>Block Size: 128 Bytes</text:p>
        </chart:subtitle>
        <chart:legend chart:legend-position="end" svg:x="12.381cm" svg:y="3.81cm" chart:style-name="ch4"/>
        <chart:plot-area chart:style-name="ch5" chart:data-source-has-labels="both" svg:x="0.433cm" svg:y="1.534cm" svg:width="11.632cm" svg:height="7.773cm">
          <chart:axis chart:dimension="x" chart:name="primary-x" chart:style-name="ch6">
            <chart:title svg:x="4.775cm" svg:y="8.928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8cm" svg:y="7.555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0723041">
                <text:p>0.0723041</text:p>
              </table:table-cell>
              <table:table-cell office:value-type="float" office:value="0.0873157">
                <text:p>0.0873157</text:p>
              </table:table-cell>
              <table:table-cell office:value-type="float" office:value="0.0877598">
                <text:p>0.0877598</text:p>
              </table:table-cell>
              <table:table-cell office:value-type="float" office:value="0.098863">
                <text:p>0.098863</text:p>
              </table:table-cell>
              <table:table-cell office:value-type="float" office:value="0.0427252">
                <text:p>0.0427252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053029">
                <text:p>0.053029</text:p>
              </table:table-cell>
              <table:table-cell office:value-type="float" office:value="0.0414816">
                <text:p>0.0414816</text:p>
              </table:table-cell>
              <table:table-cell office:value-type="float" office:value="0.0376621">
                <text:p>0.0376621</text:p>
              </table:table-cell>
              <table:table-cell office:value-type="float" office:value="0.0438799">
                <text:p>0.0438799</text:p>
              </table:table-cell>
              <table:table-cell office:value-type="float" office:value="0.0427252">
                <text:p>0.0427252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0355303">
                <text:p>0.0355303</text:p>
              </table:table-cell>
              <table:table-cell office:value-type="float" office:value="0.0302007">
                <text:p>0.0302007</text:p>
              </table:table-cell>
              <table:table-cell office:value-type="float" office:value="0.0266477">
                <text:p>0.0266477</text:p>
              </table:table-cell>
              <table:table-cell office:value-type="float" office:value="0.025493">
                <text:p>0.025493</text:p>
              </table:table-cell>
              <table:table-cell office:value-type="float" office:value="0.0274471">
                <text:p>0.0274471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0255818">
                <text:p>0.0255818</text:p>
              </table:table-cell>
              <table:table-cell office:value-type="float" office:value="0.0227394">
                <text:p>0.0227394</text:p>
              </table:table-cell>
              <table:table-cell office:value-type="float" office:value="0.0225617">
                <text:p>0.0225617</text:p>
              </table:table-cell>
              <table:table-cell office:value-type="float" office:value="0.0214958">
                <text:p>0.0214958</text:p>
              </table:table-cell>
              <table:table-cell office:value-type="float" office:value="0.0211405">
                <text:p>0.0211405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0206964">
                <text:p>0.0206964</text:p>
              </table:table-cell>
              <table:table-cell office:value-type="float" office:value="0.0206076">
                <text:p>0.0206076</text:p>
              </table:table-cell>
              <table:table-cell office:value-type="float" office:value="0.0207852">
                <text:p>0.0207852</text:p>
              </table:table-cell>
              <table:table-cell office:value-type="float" office:value="0.0206964">
                <text:p>0.0206964</text:p>
              </table:table-cell>
              <table:table-cell office:value-type="float" office:value="0.0206964">
                <text:p>0.020696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11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804cm" svg:height="9.417cm" xlink:href="." chart:class="chart:line" chart:style-name="ch1">
        <chart:title svg:x="3.258cm" svg:y="0.189cm" chart:style-name="ch2">
          <text:p>Cache Associativity vs Write Cache Miss Rate</text:p>
        </chart:title>
        <chart:subtitle svg:x="5.997cm" svg:y="0.88cm" chart:style-name="ch3">
          <text:p>Block Size: 128 Bytes</text:p>
        </chart:subtitle>
        <chart:legend chart:legend-position="end" svg:x="14.071cm" svg:y="3.676cm" chart:style-name="ch4"/>
        <chart:plot-area chart:style-name="ch5" chart:data-source-has-labels="both" svg:x="0.431cm" svg:y="1.519cm" svg:width="13.325cm" svg:height="7.535cm">
          <chart:axis chart:dimension="x" chart:name="primary-x" chart:style-name="ch6">
            <chart:title svg:x="5.976cm" svg:y="8.67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7cm" svg:y="7.395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0617">
                <text:p>0.120617</text:p>
              </table:table-cell>
              <table:table-cell office:value-type="float" office:value="0.120617">
                <text:p>0.120617</text:p>
              </table:table-cell>
              <table:table-cell office:value-type="float" office:value="0.11838">
                <text:p>0.11838</text:p>
              </table:table-cell>
              <table:table-cell office:value-type="float" office:value="0.118805">
                <text:p>0.118805</text:p>
              </table:table-cell>
              <table:table-cell office:value-type="float" office:value="0.117564">
                <text:p>0.1175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9141">
                <text:p>0.119141</text:p>
              </table:table-cell>
              <table:table-cell office:value-type="float" office:value="0.117497">
                <text:p>0.117497</text:p>
              </table:table-cell>
              <table:table-cell office:value-type="float" office:value="0.117642">
                <text:p>0.117642</text:p>
              </table:table-cell>
              <table:table-cell office:value-type="float" office:value="0.117296">
                <text:p>0.117296</text:p>
              </table:table-cell>
              <table:table-cell office:value-type="float" office:value="0.117564">
                <text:p>0.117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206">
                <text:p>0.117206</text:p>
              </table:table-cell>
              <table:table-cell office:value-type="float" office:value="0.117162">
                <text:p>0.117162</text:p>
              </table:table-cell>
              <table:table-cell office:value-type="float" office:value="0.11705">
                <text:p>0.11705</text:p>
              </table:table-cell>
              <table:table-cell office:value-type="float" office:value="0.117005">
                <text:p>0.117005</text:p>
              </table:table-cell>
              <table:table-cell office:value-type="float" office:value="0.116904">
                <text:p>0.116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5988">
                <text:p>0.115988</text:p>
              </table:table-cell>
              <table:table-cell office:value-type="float" office:value="0.115775">
                <text:p>0.115775</text:p>
              </table:table-cell>
              <table:table-cell office:value-type="float" office:value="0.115775">
                <text:p>0.115775</text:p>
              </table:table-cell>
              <table:table-cell office:value-type="float" office:value="0.115786">
                <text:p>0.115786</text:p>
              </table:table-cell>
              <table:table-cell office:value-type="float" office:value="0.115809">
                <text:p>0.115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5775">
                <text:p>0.115775</text:p>
              </table:table-cell>
              <table:table-cell office:value-type="float" office:value="0.115775">
                <text:p>0.115775</text:p>
              </table:table-cell>
              <table:table-cell office:value-type="float" office:value="0.115775">
                <text:p>0.115775</text:p>
              </table:table-cell>
              <table:table-cell office:value-type="float" office:value="0.115775">
                <text:p>0.115775</text:p>
              </table:table-cell>
              <table:table-cell office:value-type="float" office:value="0.115775">
                <text:p>0.11577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11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738cm" xlink:href="." chart:class="chart:line" chart:style-name="ch1">
        <chart:title svg:x="4.189cm" svg:y="0.195cm" chart:style-name="ch2">
          <text:p>Cache Size vs Write Cache Miss Rate</text:p>
        </chart:title>
        <chart:subtitle svg:x="6.094cm" svg:y="0.892cm" chart:style-name="ch3">
          <text:p>Block Size: 128 Bytes</text:p>
        </chart:subtitle>
        <chart:legend chart:legend-position="end" svg:x="12.515cm" svg:y="3.837cm" chart:style-name="ch4"/>
        <chart:plot-area chart:style-name="ch5" chart:data-source-has-labels="both" svg:x="0.437cm" svg:y="1.537cm" svg:width="11.76cm" svg:height="7.82cm">
          <chart:axis chart:dimension="x" chart:name="primary-x" chart:style-name="ch6">
            <chart:title svg:x="4.843cm" svg:y="8.979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cm" svg:y="7.556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120617">
                <text:p>0.120617</text:p>
              </table:table-cell>
              <table:table-cell office:value-type="float" office:value="0.120617">
                <text:p>0.120617</text:p>
              </table:table-cell>
              <table:table-cell office:value-type="float" office:value="0.11838">
                <text:p>0.11838</text:p>
              </table:table-cell>
              <table:table-cell office:value-type="float" office:value="0.118805">
                <text:p>0.118805</text:p>
              </table:table-cell>
              <table:table-cell office:value-type="float" office:value="0.117564">
                <text:p>0.117564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119141">
                <text:p>0.119141</text:p>
              </table:table-cell>
              <table:table-cell office:value-type="float" office:value="0.117497">
                <text:p>0.117497</text:p>
              </table:table-cell>
              <table:table-cell office:value-type="float" office:value="0.117642">
                <text:p>0.117642</text:p>
              </table:table-cell>
              <table:table-cell office:value-type="float" office:value="0.117296">
                <text:p>0.117296</text:p>
              </table:table-cell>
              <table:table-cell office:value-type="float" office:value="0.117564">
                <text:p>0.117564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117206">
                <text:p>0.117206</text:p>
              </table:table-cell>
              <table:table-cell office:value-type="float" office:value="0.117162">
                <text:p>0.117162</text:p>
              </table:table-cell>
              <table:table-cell office:value-type="float" office:value="0.11705">
                <text:p>0.11705</text:p>
              </table:table-cell>
              <table:table-cell office:value-type="float" office:value="0.117005">
                <text:p>0.117005</text:p>
              </table:table-cell>
              <table:table-cell office:value-type="float" office:value="0.116904">
                <text:p>0.116904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117206">
                <text:p>0.117206</text:p>
              </table:table-cell>
              <table:table-cell office:value-type="float" office:value="0.117162">
                <text:p>0.117162</text:p>
              </table:table-cell>
              <table:table-cell office:value-type="float" office:value="0.11705">
                <text:p>0.11705</text:p>
              </table:table-cell>
              <table:table-cell office:value-type="float" office:value="0.117005">
                <text:p>0.117005</text:p>
              </table:table-cell>
              <table:table-cell office:value-type="float" office:value="0.116904">
                <text:p>0.116904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115775">
                <text:p>0.115775</text:p>
              </table:table-cell>
              <table:table-cell office:value-type="float" office:value="0.115775">
                <text:p>0.115775</text:p>
              </table:table-cell>
              <table:table-cell office:value-type="float" office:value="0.115775">
                <text:p>0.115775</text:p>
              </table:table-cell>
              <table:table-cell office:value-type="float" office:value="0.115775">
                <text:p>0.115775</text:p>
              </table:table-cell>
              <table:table-cell office:value-type="float" office:value="0.115775">
                <text:p>0.11577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111cm" svg:height="9.687cm" xlink:href="." chart:class="chart:line" chart:style-name="ch1">
        <chart:title svg:x="3.451cm" svg:y="0.194cm" chart:style-name="ch2">
          <text:p>Cache Associativity vs Total Cache Miss Rate</text:p>
        </chart:title>
        <chart:subtitle svg:x="6.15cm" svg:y="0.89cm" chart:style-name="ch3">
          <text:p>Block Size: 256 Bytes</text:p>
        </chart:subtitle>
        <chart:legend chart:legend-position="end" svg:x="14.372cm" svg:y="3.811cm" chart:style-name="ch4"/>
        <chart:plot-area chart:style-name="ch5" chart:data-source-has-labels="both" svg:x="0.443cm" svg:y="1.534cm" svg:width="13.608cm" svg:height="7.775cm">
          <chart:axis chart:dimension="x" chart:name="primary-x" chart:style-name="ch6">
            <chart:title svg:x="6.13cm" svg:y="8.93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3cm" svg:y="7.517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6556">
                <text:p>0.0716556</text:p>
              </table:table-cell>
              <table:table-cell office:value-type="float" office:value="0.0743768">
                <text:p>0.0743768</text:p>
              </table:table-cell>
              <table:table-cell office:value-type="float" office:value="0.0756778">
                <text:p>0.0756778</text:p>
              </table:table-cell>
              <table:table-cell office:value-type="float" office:value="0.0603337">
                <text:p>0.0603337</text:p>
              </table:table-cell>
              <table:table-cell office:value-type="float" office:value="0.0557255">
                <text:p>0.05572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54683">
                <text:p>0.0654683</text:p>
              </table:table-cell>
              <table:table-cell office:value-type="float" office:value="0.0600556">
                <text:p>0.0600556</text:p>
              </table:table-cell>
              <table:table-cell office:value-type="float" office:value="0.0599464">
                <text:p>0.0599464</text:p>
              </table:table-cell>
              <table:table-cell office:value-type="float" office:value="0.0603337">
                <text:p>0.0603337</text:p>
              </table:table-cell>
              <table:table-cell office:value-type="float" office:value="0.0557255">
                <text:p>0.0557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9296">
                <text:p>0.0609296</text:p>
              </table:table-cell>
              <table:table-cell office:value-type="float" office:value="0.0567981">
                <text:p>0.0567981</text:p>
              </table:table-cell>
              <table:table-cell office:value-type="float" office:value="0.0558745">
                <text:p>0.0558745</text:p>
              </table:table-cell>
              <table:table-cell office:value-type="float" office:value="0.0558248">
                <text:p>0.0558248</text:p>
              </table:table-cell>
              <table:table-cell office:value-type="float" office:value="0.0557255">
                <text:p>0.0557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42954">
                <text:p>0.0542954</text:p>
              </table:table-cell>
              <table:table-cell office:value-type="float" office:value="0.0538187">
                <text:p>0.0538187</text:p>
              </table:table-cell>
              <table:table-cell office:value-type="float" office:value="0.0537591">
                <text:p>0.0537591</text:p>
              </table:table-cell>
              <table:table-cell office:value-type="float" office:value="0.0536895">
                <text:p>0.0536895</text:p>
              </table:table-cell>
              <table:table-cell office:value-type="float" office:value="0.0536101">
                <text:p>0.0536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3481">
                <text:p>0.053481</text:p>
              </table:table-cell>
              <table:table-cell office:value-type="float" office:value="0.0534711">
                <text:p>0.0534711</text:p>
              </table:table-cell>
              <table:table-cell office:value-type="float" office:value="0.0534711">
                <text:p>0.0534711</text:p>
              </table:table-cell>
              <table:table-cell office:value-type="float" office:value="0.053481">
                <text:p>0.053481</text:p>
              </table:table-cell>
              <table:table-cell office:value-type="float" office:value="0.0534611">
                <text:p>0.053461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56cm" svg:height="9.9cm" xlink:href="." chart:class="chart:line" chart:style-name="ch1">
        <chart:title svg:x="4.257cm" svg:y="0.199cm" chart:style-name="ch2">
          <text:p>Cache Size vs Total Cache Miss Rate</text:p>
        </chart:title>
        <chart:subtitle svg:x="6.123cm" svg:y="0.9cm" chart:style-name="ch3">
          <text:p>Block Size: 256 Bytes</text:p>
        </chart:subtitle>
        <chart:legend chart:legend-position="end" svg:x="12.571cm" svg:y="3.918cm" chart:style-name="ch4"/>
        <chart:plot-area chart:style-name="ch5" chart:data-source-has-labels="both" svg:x="0.441cm" svg:y="1.549cm" svg:width="11.81cm" svg:height="7.958cm">
          <chart:axis chart:dimension="x" chart:name="primary-x" chart:style-name="ch6">
            <chart:title svg:x="4.872cm" svg:y="9.133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2cm" svg:y="7.624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0716556">
                <text:p>0.0716556</text:p>
              </table:table-cell>
              <table:table-cell office:value-type="float" office:value="0.0743768">
                <text:p>0.0743768</text:p>
              </table:table-cell>
              <table:table-cell office:value-type="float" office:value="0.0756778">
                <text:p>0.0756778</text:p>
              </table:table-cell>
              <table:table-cell office:value-type="float" office:value="0.0603337">
                <text:p>0.0603337</text:p>
              </table:table-cell>
              <table:table-cell office:value-type="float" office:value="0.0557255">
                <text:p>0.0557255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0654683">
                <text:p>0.0654683</text:p>
              </table:table-cell>
              <table:table-cell office:value-type="float" office:value="0.0600556">
                <text:p>0.0600556</text:p>
              </table:table-cell>
              <table:table-cell office:value-type="float" office:value="0.0599464">
                <text:p>0.0599464</text:p>
              </table:table-cell>
              <table:table-cell office:value-type="float" office:value="0.0603337">
                <text:p>0.0603337</text:p>
              </table:table-cell>
              <table:table-cell office:value-type="float" office:value="0.0557255">
                <text:p>0.0557255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0609296">
                <text:p>0.0609296</text:p>
              </table:table-cell>
              <table:table-cell office:value-type="float" office:value="0.0567981">
                <text:p>0.0567981</text:p>
              </table:table-cell>
              <table:table-cell office:value-type="float" office:value="0.0558745">
                <text:p>0.0558745</text:p>
              </table:table-cell>
              <table:table-cell office:value-type="float" office:value="0.0558248">
                <text:p>0.0558248</text:p>
              </table:table-cell>
              <table:table-cell office:value-type="float" office:value="0.0557255">
                <text:p>0.0557255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0542954">
                <text:p>0.0542954</text:p>
              </table:table-cell>
              <table:table-cell office:value-type="float" office:value="0.0538187">
                <text:p>0.0538187</text:p>
              </table:table-cell>
              <table:table-cell office:value-type="float" office:value="0.0537591">
                <text:p>0.0537591</text:p>
              </table:table-cell>
              <table:table-cell office:value-type="float" office:value="0.0536895">
                <text:p>0.0536895</text:p>
              </table:table-cell>
              <table:table-cell office:value-type="float" office:value="0.0536101">
                <text:p>0.0536101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053481">
                <text:p>0.053481</text:p>
              </table:table-cell>
              <table:table-cell office:value-type="float" office:value="0.0534711">
                <text:p>0.0534711</text:p>
              </table:table-cell>
              <table:table-cell office:value-type="float" office:value="0.0534711">
                <text:p>0.0534711</text:p>
              </table:table-cell>
              <table:table-cell office:value-type="float" office:value="0.053481">
                <text:p>0.053481</text:p>
              </table:table-cell>
              <table:table-cell office:value-type="float" office:value="0.0534611">
                <text:p>0.0534611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56cm" svg:height="9.951cm" xlink:href="." chart:class="chart:line" chart:style-name="ch1">
        <chart:title svg:x="3.398cm" svg:y="0.2cm" chart:style-name="ch2">
          <text:p>Cache Associativity vs Read Cache Miss Rate</text:p>
        </chart:title>
        <chart:subtitle svg:x="6.123cm" svg:y="0.902cm" chart:style-name="ch3">
          <text:p>Block Size: 256 Bytes</text:p>
        </chart:subtitle>
        <chart:legend chart:legend-position="end" svg:x="14.318cm" svg:y="3.943cm" chart:style-name="ch4"/>
        <chart:plot-area chart:style-name="ch5" chart:data-source-has-labels="both" svg:x="0.441cm" svg:y="1.552cm" svg:width="13.557cm" svg:height="8.003cm">
          <chart:axis chart:dimension="x" chart:name="primary-x" chart:style-name="ch6">
            <chart:title svg:x="6.102cm" svg:y="9.182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2cm" svg:y="7.688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7198">
                <text:p>0.127198</text:p>
              </table:table-cell>
              <table:table-cell office:value-type="float" office:value="0.142565">
                <text:p>0.142565</text:p>
              </table:table-cell>
              <table:table-cell office:value-type="float" office:value="0.160508">
                <text:p>0.160508</text:p>
              </table:table-cell>
              <table:table-cell office:value-type="float" office:value="0.0647539">
                <text:p>0.0647539</text:p>
              </table:table-cell>
              <table:table-cell office:value-type="float" office:value="0.0306449">
                <text:p>0.03064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7341">
                <text:p>0.0927341</text:p>
              </table:table-cell>
              <table:table-cell office:value-type="float" office:value="0.0564043">
                <text:p>0.0564043</text:p>
              </table:table-cell>
              <table:table-cell office:value-type="float" office:value="0.05445">
                <text:p>0.05445</text:p>
              </table:table-cell>
              <table:table-cell office:value-type="float" office:value="0.0647539">
                <text:p>0.0647539</text:p>
              </table:table-cell>
              <table:table-cell office:value-type="float" office:value="0.0306449">
                <text:p>0.0306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60348">
                <text:p>0.0760348</text:p>
              </table:table-cell>
              <table:table-cell office:value-type="float" office:value="0.0357968">
                <text:p>0.0357968</text:p>
              </table:table-cell>
              <table:table-cell office:value-type="float" office:value="0.030556">
                <text:p>0.030556</text:p>
              </table:table-cell>
              <table:table-cell office:value-type="float" office:value="0.0296678">
                <text:p>0.0296678</text:p>
              </table:table-cell>
              <table:table-cell office:value-type="float" office:value="0.0306449">
                <text:p>0.030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8941">
                <text:p>0.0238941</text:p>
              </table:table-cell>
              <table:table-cell office:value-type="float" office:value="0.0209629">
                <text:p>0.0209629</text:p>
              </table:table-cell>
              <table:table-cell office:value-type="float" office:value="0.0204299">
                <text:p>0.0204299</text:p>
              </table:table-cell>
              <table:table-cell office:value-type="float" office:value="0.0191864">
                <text:p>0.0191864</text:p>
              </table:table-cell>
              <table:table-cell office:value-type="float" office:value="0.0186534">
                <text:p>0.0186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9428">
                <text:p>0.0179428</text:p>
              </table:table-cell>
              <table:table-cell office:value-type="float" office:value="0.017854">
                <text:p>0.017854</text:p>
              </table:table-cell>
              <table:table-cell office:value-type="float" office:value="0.017854">
                <text:p>0.017854</text:p>
              </table:table-cell>
              <table:table-cell office:value-type="float" office:value="0.0179428">
                <text:p>0.0179428</text:p>
              </table:table-cell>
              <table:table-cell office:value-type="float" office:value="0.0177651">
                <text:p>0.0177651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86cm" svg:height="7.833cm" xlink:href="." chart:class="chart:line" chart:style-name="ch1">
        <chart:title svg:x="3.263cm" svg:y="0.157cm" chart:style-name="ch2">
          <text:p>Cache Associativity vs Read Cache Miss Rate</text:p>
        </chart:title>
        <chart:subtitle svg:x="6.199cm" svg:y="0.816cm" chart:style-name="ch3">
          <text:p>Block Size: 4 Bytes</text:p>
        </chart:subtitle>
        <chart:legend chart:legend-position="end" svg:x="14.054cm" svg:y="2.884cm" chart:style-name="ch4"/>
        <chart:plot-area chart:style-name="ch5" chart:data-source-has-labels="both" svg:x="0.429cm" svg:y="1.423cm" svg:width="13.311cm" svg:height="6.143cm">
          <chart:axis chart:dimension="x" chart:name="primary-x" chart:style-name="ch6">
            <chart:title svg:x="5.967cm" svg:y="7.15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6cm" svg:y="6.629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111cm" svg:height="10.348cm" xlink:href="." chart:class="chart:line" chart:style-name="ch1">
        <chart:title svg:x="4.258cm" svg:y="0.207cm" chart:style-name="ch2">
          <text:p>Cache Size vs Read Cache Miss Rate</text:p>
        </chart:title>
        <chart:subtitle svg:x="6.15cm" svg:y="0.916cm" chart:style-name="ch3">
          <text:p>Block Size: 256 Bytes</text:p>
        </chart:subtitle>
        <chart:legend chart:legend-position="end" svg:x="12.625cm" svg:y="4.142cm" chart:style-name="ch4"/>
        <chart:plot-area chart:style-name="ch5" chart:data-source-has-labels="both" svg:x="0.443cm" svg:y="1.573cm" svg:width="11.861cm" svg:height="8.358cm">
          <chart:axis chart:dimension="x" chart:name="primary-x" chart:style-name="ch6">
            <chart:title svg:x="4.899cm" svg:y="9.565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3cm" svg:y="7.887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127198">
                <text:p>0.127198</text:p>
              </table:table-cell>
              <table:table-cell office:value-type="float" office:value="0.142565">
                <text:p>0.142565</text:p>
              </table:table-cell>
              <table:table-cell office:value-type="float" office:value="0.160508">
                <text:p>0.160508</text:p>
              </table:table-cell>
              <table:table-cell office:value-type="float" office:value="0.0647539">
                <text:p>0.0647539</text:p>
              </table:table-cell>
              <table:table-cell office:value-type="float" office:value="0.0306449">
                <text:p>0.0306449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0927341">
                <text:p>0.0927341</text:p>
              </table:table-cell>
              <table:table-cell office:value-type="float" office:value="0.0564043">
                <text:p>0.0564043</text:p>
              </table:table-cell>
              <table:table-cell office:value-type="float" office:value="0.05445">
                <text:p>0.05445</text:p>
              </table:table-cell>
              <table:table-cell office:value-type="float" office:value="0.0647539">
                <text:p>0.0647539</text:p>
              </table:table-cell>
              <table:table-cell office:value-type="float" office:value="0.0306449">
                <text:p>0.0306449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0760348">
                <text:p>0.0760348</text:p>
              </table:table-cell>
              <table:table-cell office:value-type="float" office:value="0.0357968">
                <text:p>0.0357968</text:p>
              </table:table-cell>
              <table:table-cell office:value-type="float" office:value="0.030556">
                <text:p>0.030556</text:p>
              </table:table-cell>
              <table:table-cell office:value-type="float" office:value="0.0296678">
                <text:p>0.0296678</text:p>
              </table:table-cell>
              <table:table-cell office:value-type="float" office:value="0.0306449">
                <text:p>0.0306449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0238941">
                <text:p>0.0238941</text:p>
              </table:table-cell>
              <table:table-cell office:value-type="float" office:value="0.0209629">
                <text:p>0.0209629</text:p>
              </table:table-cell>
              <table:table-cell office:value-type="float" office:value="0.0204299">
                <text:p>0.0204299</text:p>
              </table:table-cell>
              <table:table-cell office:value-type="float" office:value="0.0191864">
                <text:p>0.0191864</text:p>
              </table:table-cell>
              <table:table-cell office:value-type="float" office:value="0.0186534">
                <text:p>0.0186534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0179428">
                <text:p>0.0179428</text:p>
              </table:table-cell>
              <table:table-cell office:value-type="float" office:value="0.017854">
                <text:p>0.017854</text:p>
              </table:table-cell>
              <table:table-cell office:value-type="float" office:value="0.017854">
                <text:p>0.017854</text:p>
              </table:table-cell>
              <table:table-cell office:value-type="float" office:value="0.0179428">
                <text:p>0.0179428</text:p>
              </table:table-cell>
              <table:table-cell office:value-type="float" office:value="0.0177651">
                <text:p>0.017765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56cm" svg:height="9.951cm" xlink:href="." chart:class="chart:line" chart:style-name="ch1">
        <chart:title svg:x="3.398cm" svg:y="0.2cm" chart:style-name="ch2">
          <text:p>Cache Associativity vs Read Cache Miss Rate</text:p>
        </chart:title>
        <chart:subtitle svg:x="6.123cm" svg:y="0.902cm" chart:style-name="ch3">
          <text:p>Block Size: 256 Bytes</text:p>
        </chart:subtitle>
        <chart:legend chart:legend-position="end" svg:x="14.318cm" svg:y="3.943cm" chart:style-name="ch4"/>
        <chart:plot-area chart:style-name="ch5" chart:data-source-has-labels="both" svg:x="0.441cm" svg:y="1.552cm" svg:width="13.557cm" svg:height="8.003cm">
          <chart:axis chart:dimension="x" chart:name="primary-x" chart:style-name="ch6">
            <chart:title svg:x="6.102cm" svg:y="9.182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2cm" svg:y="7.688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7198">
                <text:p>0.127198</text:p>
              </table:table-cell>
              <table:table-cell office:value-type="float" office:value="0.142565">
                <text:p>0.142565</text:p>
              </table:table-cell>
              <table:table-cell office:value-type="float" office:value="0.160508">
                <text:p>0.160508</text:p>
              </table:table-cell>
              <table:table-cell office:value-type="float" office:value="0.0647539">
                <text:p>0.0647539</text:p>
              </table:table-cell>
              <table:table-cell office:value-type="float" office:value="0.0306449">
                <text:p>0.03064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7341">
                <text:p>0.0927341</text:p>
              </table:table-cell>
              <table:table-cell office:value-type="float" office:value="0.0564043">
                <text:p>0.0564043</text:p>
              </table:table-cell>
              <table:table-cell office:value-type="float" office:value="0.05445">
                <text:p>0.05445</text:p>
              </table:table-cell>
              <table:table-cell office:value-type="float" office:value="0.0647539">
                <text:p>0.0647539</text:p>
              </table:table-cell>
              <table:table-cell office:value-type="float" office:value="0.0306449">
                <text:p>0.0306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60348">
                <text:p>0.0760348</text:p>
              </table:table-cell>
              <table:table-cell office:value-type="float" office:value="0.0357968">
                <text:p>0.0357968</text:p>
              </table:table-cell>
              <table:table-cell office:value-type="float" office:value="0.030556">
                <text:p>0.030556</text:p>
              </table:table-cell>
              <table:table-cell office:value-type="float" office:value="0.0296678">
                <text:p>0.0296678</text:p>
              </table:table-cell>
              <table:table-cell office:value-type="float" office:value="0.0306449">
                <text:p>0.030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8941">
                <text:p>0.0238941</text:p>
              </table:table-cell>
              <table:table-cell office:value-type="float" office:value="0.0209629">
                <text:p>0.0209629</text:p>
              </table:table-cell>
              <table:table-cell office:value-type="float" office:value="0.0204299">
                <text:p>0.0204299</text:p>
              </table:table-cell>
              <table:table-cell office:value-type="float" office:value="0.0191864">
                <text:p>0.0191864</text:p>
              </table:table-cell>
              <table:table-cell office:value-type="float" office:value="0.0186534">
                <text:p>0.0186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9428">
                <text:p>0.0179428</text:p>
              </table:table-cell>
              <table:table-cell office:value-type="float" office:value="0.017854">
                <text:p>0.017854</text:p>
              </table:table-cell>
              <table:table-cell office:value-type="float" office:value="0.017854">
                <text:p>0.017854</text:p>
              </table:table-cell>
              <table:table-cell office:value-type="float" office:value="0.0179428">
                <text:p>0.0179428</text:p>
              </table:table-cell>
              <table:table-cell office:value-type="float" office:value="0.0177651">
                <text:p>0.017765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56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5cm" xlink:href="." chart:class="chart:line" chart:style-name="ch1">
        <chart:title svg:x="3.355cm" svg:y="0.191cm" chart:style-name="ch2">
          <text:p>Cache Associativity vs Write Cache Miss Rate</text:p>
        </chart:title>
        <chart:subtitle svg:x="6.094cm" svg:y="0.884cm" chart:style-name="ch3">
          <text:p>Block Size: 256 Bytes</text:p>
        </chart:subtitle>
        <chart:legend chart:legend-position="end" svg:x="14.262cm" svg:y="3.718cm" chart:style-name="ch4"/>
        <chart:plot-area chart:style-name="ch5" chart:data-source-has-labels="both" svg:x="0.437cm" svg:y="1.525cm" svg:width="13.507cm" svg:height="7.606cm">
          <chart:axis chart:dimension="x" chart:name="primary-x" chart:style-name="ch6">
            <chart:title svg:x="6.073cm" svg:y="8.749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cm" svg:y="7.437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46637">
                <text:p>0.0646637</text:p>
              </table:table-cell>
              <table:table-cell office:value-type="float" office:value="0.065793">
                <text:p>0.065793</text:p>
              </table:table-cell>
              <table:table-cell office:value-type="float" office:value="0.0649991">
                <text:p>0.0649991</text:p>
              </table:table-cell>
              <table:table-cell office:value-type="float" office:value="0.0597773">
                <text:p>0.0597773</text:p>
              </table:table-cell>
              <table:table-cell office:value-type="float" office:value="0.0588827">
                <text:p>0.05888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036">
                <text:p>0.062036</text:p>
              </table:table-cell>
              <table:table-cell office:value-type="float" office:value="0.0605153">
                <text:p>0.0605153</text:p>
              </table:table-cell>
              <table:table-cell office:value-type="float" office:value="0.0606382">
                <text:p>0.0606382</text:p>
              </table:table-cell>
              <table:table-cell office:value-type="float" office:value="0.0597773">
                <text:p>0.0597773</text:p>
              </table:table-cell>
              <table:table-cell office:value-type="float" office:value="0.0588827">
                <text:p>0.0588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90281">
                <text:p>0.0590281</text:p>
              </table:table-cell>
              <table:table-cell office:value-type="float" office:value="0.0594418">
                <text:p>0.0594418</text:p>
              </table:table-cell>
              <table:table-cell office:value-type="float" office:value="0.0590616">
                <text:p>0.0590616</text:p>
              </table:table-cell>
              <table:table-cell office:value-type="float" office:value="0.0591175">
                <text:p>0.0591175</text:p>
              </table:table-cell>
              <table:table-cell office:value-type="float" office:value="0.0588827">
                <text:p>0.0588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81224">
                <text:p>0.0581224</text:p>
              </table:table-cell>
              <table:table-cell office:value-type="float" office:value="0.0579546">
                <text:p>0.0579546</text:p>
              </table:table-cell>
              <table:table-cell office:value-type="float" office:value="0.0579546">
                <text:p>0.0579546</text:p>
              </table:table-cell>
              <table:table-cell office:value-type="float" office:value="0.0580329">
                <text:p>0.0580329</text:p>
              </table:table-cell>
              <table:table-cell office:value-type="float" office:value="0.0580106">
                <text:p>0.0580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9546">
                <text:p>0.0579546</text:p>
              </table:table-cell>
              <table:table-cell office:value-type="float" office:value="0.0579546">
                <text:p>0.0579546</text:p>
              </table:table-cell>
              <table:table-cell office:value-type="float" office:value="0.0579546">
                <text:p>0.0579546</text:p>
              </table:table-cell>
              <table:table-cell office:value-type="float" office:value="0.0579546">
                <text:p>0.0579546</text:p>
              </table:table-cell>
              <table:table-cell office:value-type="float" office:value="0.0579546">
                <text:p>0.0579546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57" chart:maximum="0.067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51cm" svg:height="9.766cm" xlink:href="." chart:class="chart:line" chart:style-name="ch1">
        <chart:title svg:x="4.065cm" svg:y="0.196cm" chart:style-name="ch2">
          <text:p>Cache Size vs Write Cache Miss Rate</text:p>
        </chart:title>
        <chart:subtitle svg:x="5.97cm" svg:y="0.894cm" chart:style-name="ch3">
          <text:p>Block Size: 256 Bytes</text:p>
        </chart:subtitle>
        <chart:legend chart:legend-position="end" svg:x="12.272cm" svg:y="3.851cm" chart:style-name="ch4"/>
        <chart:plot-area chart:style-name="ch5" chart:data-source-has-labels="both" svg:x="0.429cm" svg:y="1.54cm" svg:width="11.529cm" svg:height="7.842cm">
          <chart:axis chart:dimension="x" chart:name="primary-x" chart:style-name="ch6">
            <chart:title svg:x="4.719cm" svg:y="9.005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6cm" svg:y="7.57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0646637">
                <text:p>0.0646637</text:p>
              </table:table-cell>
              <table:table-cell office:value-type="float" office:value="0.065793">
                <text:p>0.065793</text:p>
              </table:table-cell>
              <table:table-cell office:value-type="float" office:value="0.0649991">
                <text:p>0.0649991</text:p>
              </table:table-cell>
              <table:table-cell office:value-type="float" office:value="0.0597773">
                <text:p>0.0597773</text:p>
              </table:table-cell>
              <table:table-cell office:value-type="float" office:value="0.0588827">
                <text:p>0.0588827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062036">
                <text:p>0.062036</text:p>
              </table:table-cell>
              <table:table-cell office:value-type="float" office:value="0.0605153">
                <text:p>0.0605153</text:p>
              </table:table-cell>
              <table:table-cell office:value-type="float" office:value="0.0606382">
                <text:p>0.0606382</text:p>
              </table:table-cell>
              <table:table-cell office:value-type="float" office:value="0.0597773">
                <text:p>0.0597773</text:p>
              </table:table-cell>
              <table:table-cell office:value-type="float" office:value="0.0588827">
                <text:p>0.0588827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0590281">
                <text:p>0.0590281</text:p>
              </table:table-cell>
              <table:table-cell office:value-type="float" office:value="0.0594418">
                <text:p>0.0594418</text:p>
              </table:table-cell>
              <table:table-cell office:value-type="float" office:value="0.0590616">
                <text:p>0.0590616</text:p>
              </table:table-cell>
              <table:table-cell office:value-type="float" office:value="0.0591175">
                <text:p>0.0591175</text:p>
              </table:table-cell>
              <table:table-cell office:value-type="float" office:value="0.0588827">
                <text:p>0.0588827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0590281">
                <text:p>0.0590281</text:p>
              </table:table-cell>
              <table:table-cell office:value-type="float" office:value="0.0594418">
                <text:p>0.0594418</text:p>
              </table:table-cell>
              <table:table-cell office:value-type="float" office:value="0.0590616">
                <text:p>0.0590616</text:p>
              </table:table-cell>
              <table:table-cell office:value-type="float" office:value="0.0591175">
                <text:p>0.0591175</text:p>
              </table:table-cell>
              <table:table-cell office:value-type="float" office:value="0.0588827">
                <text:p>0.0588827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0579546">
                <text:p>0.0579546</text:p>
              </table:table-cell>
              <table:table-cell office:value-type="float" office:value="0.0579546">
                <text:p>0.0579546</text:p>
              </table:table-cell>
              <table:table-cell office:value-type="float" office:value="0.0579546">
                <text:p>0.0579546</text:p>
              </table:table-cell>
              <table:table-cell office:value-type="float" office:value="0.0579546">
                <text:p>0.0579546</text:p>
              </table:table-cell>
              <table:table-cell office:value-type="float" office:value="0.0579546">
                <text:p>0.0579546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2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81cm" svg:height="9.87cm" xlink:href="." chart:class="chart:line" chart:style-name="ch1">
        <chart:title svg:x="3.436cm" svg:y="0.198cm" chart:style-name="ch2">
          <text:p>Cache Associativity vs Total Cache Miss Rate</text:p>
        </chart:title>
        <chart:subtitle svg:x="6.135cm" svg:y="0.898cm" chart:style-name="ch3">
          <text:p>Block Size: 512 Bytes</text:p>
        </chart:subtitle>
        <chart:legend chart:legend-position="end" svg:x="14.343cm" svg:y="3.903cm" chart:style-name="ch4"/>
        <chart:plot-area chart:style-name="ch5" chart:data-source-has-labels="both" svg:x="0.441cm" svg:y="1.546cm" svg:width="13.582cm" svg:height="7.934cm">
          <chart:axis chart:dimension="x" chart:name="primary-x" chart:style-name="ch6">
            <chart:title svg:x="6.115cm" svg:y="9.105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2cm" svg:y="7.609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16774">
                <text:p>0.0916774</text:p>
              </table:table-cell>
              <table:table-cell office:value-type="float" office:value="0.0896514">
                <text:p>0.0896514</text:p>
              </table:table-cell>
              <table:table-cell office:value-type="float" office:value="0.0439368">
                <text:p>0.0439368</text:p>
              </table:table-cell>
              <table:table-cell office:value-type="float" office:value="0.0313934">
                <text:p>0.0313934</text:p>
              </table:table-cell>
              <table:table-cell office:value-type="float" office:value="0.0287218">
                <text:p>0.02872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6891">
                <text:p>0.0696891</text:p>
              </table:table-cell>
              <table:table-cell office:value-type="float" office:value="0.0422683">
                <text:p>0.0422683</text:p>
              </table:table-cell>
              <table:table-cell office:value-type="float" office:value="0.0439368">
                <text:p>0.0439368</text:p>
              </table:table-cell>
              <table:table-cell office:value-type="float" office:value="0.0313934">
                <text:p>0.0313934</text:p>
              </table:table-cell>
              <table:table-cell office:value-type="float" office:value="0.0287218">
                <text:p>0.0287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6607">
                <text:p>0.0636607</text:p>
              </table:table-cell>
              <table:table-cell office:value-type="float" office:value="0.0336975">
                <text:p>0.0336975</text:p>
              </table:table-cell>
              <table:table-cell office:value-type="float" office:value="0.0318999">
                <text:p>0.0318999</text:p>
              </table:table-cell>
              <table:table-cell office:value-type="float" office:value="0.0313934">
                <text:p>0.0313934</text:p>
              </table:table-cell>
              <table:table-cell office:value-type="float" office:value="0.0287218">
                <text:p>0.0287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5828">
                <text:p>0.0285828</text:p>
              </table:table-cell>
              <table:table-cell office:value-type="float" office:value="0.0279273">
                <text:p>0.0279273</text:p>
              </table:table-cell>
              <table:table-cell office:value-type="float" office:value="0.027828">
                <text:p>0.027828</text:p>
              </table:table-cell>
              <table:table-cell office:value-type="float" office:value="0.0279074">
                <text:p>0.0279074</text:p>
              </table:table-cell>
              <table:table-cell office:value-type="float" office:value="0.0277883">
                <text:p>0.0277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5102">
                <text:p>0.0275102</text:p>
              </table:table-cell>
              <table:table-cell office:value-type="float" office:value="0.0275201">
                <text:p>0.0275201</text:p>
              </table:table-cell>
              <table:table-cell office:value-type="float" office:value="0.0274903">
                <text:p>0.0274903</text:p>
              </table:table-cell>
              <table:table-cell office:value-type="float" office:value="0.0274506">
                <text:p>0.0274506</text:p>
              </table:table-cell>
              <table:table-cell office:value-type="float" office:value="0.027391">
                <text:p>0.027391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2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56cm" svg:height="9.895cm" xlink:href="." chart:class="chart:line" chart:style-name="ch1">
        <chart:title svg:x="4.257cm" svg:y="0.198cm" chart:style-name="ch2">
          <text:p>Cache Size vs Total Cache Miss Rate</text:p>
        </chart:title>
        <chart:subtitle svg:x="6.123cm" svg:y="0.898cm" chart:style-name="ch3">
          <text:p>Block Size: 512 Bytes</text:p>
        </chart:subtitle>
        <chart:legend chart:legend-position="end" svg:x="12.571cm" svg:y="3.915cm" chart:style-name="ch4"/>
        <chart:plot-area chart:style-name="ch5" chart:data-source-has-labels="both" svg:x="0.441cm" svg:y="1.546cm" svg:width="11.81cm" svg:height="7.959cm">
          <chart:axis chart:dimension="x" chart:name="primary-x" chart:style-name="ch6">
            <chart:title svg:x="4.872cm" svg:y="9.13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2cm" svg:y="7.621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0916774">
                <text:p>0.0916774</text:p>
              </table:table-cell>
              <table:table-cell office:value-type="float" office:value="0.0896514">
                <text:p>0.0896514</text:p>
              </table:table-cell>
              <table:table-cell office:value-type="float" office:value="0.0439368">
                <text:p>0.0439368</text:p>
              </table:table-cell>
              <table:table-cell office:value-type="float" office:value="0.0313934">
                <text:p>0.0313934</text:p>
              </table:table-cell>
              <table:table-cell office:value-type="float" office:value="0.0287218">
                <text:p>0.0287218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0696891">
                <text:p>0.0696891</text:p>
              </table:table-cell>
              <table:table-cell office:value-type="float" office:value="0.0422683">
                <text:p>0.0422683</text:p>
              </table:table-cell>
              <table:table-cell office:value-type="float" office:value="0.0439368">
                <text:p>0.0439368</text:p>
              </table:table-cell>
              <table:table-cell office:value-type="float" office:value="0.0313934">
                <text:p>0.0313934</text:p>
              </table:table-cell>
              <table:table-cell office:value-type="float" office:value="0.0287218">
                <text:p>0.0287218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0636607">
                <text:p>0.0636607</text:p>
              </table:table-cell>
              <table:table-cell office:value-type="float" office:value="0.0336975">
                <text:p>0.0336975</text:p>
              </table:table-cell>
              <table:table-cell office:value-type="float" office:value="0.0318999">
                <text:p>0.0318999</text:p>
              </table:table-cell>
              <table:table-cell office:value-type="float" office:value="0.0313934">
                <text:p>0.0313934</text:p>
              </table:table-cell>
              <table:table-cell office:value-type="float" office:value="0.0287218">
                <text:p>0.0287218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0285828">
                <text:p>0.0285828</text:p>
              </table:table-cell>
              <table:table-cell office:value-type="float" office:value="0.0279273">
                <text:p>0.0279273</text:p>
              </table:table-cell>
              <table:table-cell office:value-type="float" office:value="0.027828">
                <text:p>0.027828</text:p>
              </table:table-cell>
              <table:table-cell office:value-type="float" office:value="0.0279074">
                <text:p>0.0279074</text:p>
              </table:table-cell>
              <table:table-cell office:value-type="float" office:value="0.0277883">
                <text:p>0.0277883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0275102">
                <text:p>0.0275102</text:p>
              </table:table-cell>
              <table:table-cell office:value-type="float" office:value="0.0275201">
                <text:p>0.0275201</text:p>
              </table:table-cell>
              <table:table-cell office:value-type="float" office:value="0.0274903">
                <text:p>0.0274903</text:p>
              </table:table-cell>
              <table:table-cell office:value-type="float" office:value="0.0274506">
                <text:p>0.0274506</text:p>
              </table:table-cell>
              <table:table-cell office:value-type="float" office:value="0.027391">
                <text:p>0.02739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0.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58cm" svg:height="9.761cm" xlink:href="." chart:class="chart:line" chart:style-name="ch1">
        <chart:title svg:x="3.549cm" svg:y="0.196cm" chart:style-name="ch2">
          <text:p>Cache Associativity vs Read Cache Miss Rate</text:p>
        </chart:title>
        <chart:subtitle svg:x="6.274cm" svg:y="0.894cm" chart:style-name="ch3">
          <text:p>Block Size: 512 Bytes</text:p>
        </chart:subtitle>
        <chart:legend chart:legend-position="end" svg:x="14.614cm" svg:y="3.848cm" chart:style-name="ch4"/>
        <chart:plot-area chart:style-name="ch5" chart:data-source-has-labels="both" svg:x="0.453cm" svg:y="1.54cm" svg:width="13.835cm" svg:height="7.837cm">
          <chart:axis chart:dimension="x" chart:name="primary-x" chart:style-name="ch6">
            <chart:title svg:x="6.253cm" svg:y="9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8cm" svg:y="7.593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9659">
                <text:p>0.479659</text:p>
              </table:table-cell>
              <table:table-cell office:value-type="float" office:value="0.438355">
                <text:p>0.438355</text:p>
              </table:table-cell>
              <table:table-cell office:value-type="float" office:value="0.124001">
                <text:p>0.124001</text:p>
              </table:table-cell>
              <table:table-cell office:value-type="float" office:value="0.0417481">
                <text:p>0.0417481</text:p>
              </table:table-cell>
              <table:table-cell office:value-type="float" office:value="0.0224729">
                <text:p>0.02247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95">
                <text:p>0.31995</text:p>
              </table:table-cell>
              <table:table-cell office:value-type="float" office:value="0.102505">
                <text:p>0.102505</text:p>
              </table:table-cell>
              <table:table-cell office:value-type="float" office:value="0.124001">
                <text:p>0.124001</text:p>
              </table:table-cell>
              <table:table-cell office:value-type="float" office:value="0.0417481">
                <text:p>0.0417481</text:p>
              </table:table-cell>
              <table:table-cell office:value-type="float" office:value="0.0224729">
                <text:p>0.0224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556">
                <text:p>0.30556</text:p>
              </table:table-cell>
              <table:table-cell office:value-type="float" office:value="0.0563155">
                <text:p>0.0563155</text:p>
              </table:table-cell>
              <table:table-cell office:value-type="float" office:value="0.0445017">
                <text:p>0.0445017</text:p>
              </table:table-cell>
              <table:table-cell office:value-type="float" office:value="0.0417481">
                <text:p>0.0417481</text:p>
              </table:table-cell>
              <table:table-cell office:value-type="float" office:value="0.0224729">
                <text:p>0.0224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7165">
                <text:p>0.0237165</text:p>
              </table:table-cell>
              <table:table-cell office:value-type="float" office:value="0.0190975">
                <text:p>0.0190975</text:p>
              </table:table-cell>
              <table:table-cell office:value-type="float" office:value="0.0182093">
                <text:p>0.0182093</text:p>
              </table:table-cell>
              <table:table-cell office:value-type="float" office:value="0.0180316">
                <text:p>0.0180316</text:p>
              </table:table-cell>
              <table:table-cell office:value-type="float" office:value="0.0171434">
                <text:p>0.0171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3669">
                <text:p>0.0153669</text:p>
              </table:table-cell>
              <table:table-cell office:value-type="float" office:value="0.0154557">
                <text:p>0.0154557</text:p>
              </table:table-cell>
              <table:table-cell office:value-type="float" office:value="0.0151892">
                <text:p>0.0151892</text:p>
              </table:table-cell>
              <table:table-cell office:value-type="float" office:value="0.0148339">
                <text:p>0.0148339</text:p>
              </table:table-cell>
              <table:table-cell office:value-type="float" office:value="0.0143009">
                <text:p>0.0143009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0.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164cm" svg:height="9.844cm" xlink:href="." chart:class="chart:line" chart:style-name="ch1">
        <chart:title svg:x="4.285cm" svg:y="0.197cm" chart:style-name="ch2">
          <text:p>Cache Size vs Read Cache Miss Rate</text:p>
        </chart:title>
        <chart:subtitle svg:x="6.177cm" svg:y="0.896cm" chart:style-name="ch3">
          <text:p>Block Size: 512 Bytes</text:p>
        </chart:subtitle>
        <chart:legend chart:legend-position="end" svg:x="12.677cm" svg:y="3.89cm" chart:style-name="ch4"/>
        <chart:plot-area chart:style-name="ch5" chart:data-source-has-labels="both" svg:x="0.445cm" svg:y="1.543cm" svg:width="11.91cm" svg:height="7.914cm">
          <chart:axis chart:dimension="x" chart:name="primary-x" chart:style-name="ch6">
            <chart:title svg:x="4.926cm" svg:y="9.081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4cm" svg:y="7.635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479659">
                <text:p>0.479659</text:p>
              </table:table-cell>
              <table:table-cell office:value-type="float" office:value="0.438355">
                <text:p>0.438355</text:p>
              </table:table-cell>
              <table:table-cell office:value-type="float" office:value="0.124001">
                <text:p>0.124001</text:p>
              </table:table-cell>
              <table:table-cell office:value-type="float" office:value="0.0417481">
                <text:p>0.0417481</text:p>
              </table:table-cell>
              <table:table-cell office:value-type="float" office:value="0.0224729">
                <text:p>0.0224729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31995">
                <text:p>0.31995</text:p>
              </table:table-cell>
              <table:table-cell office:value-type="float" office:value="0.102505">
                <text:p>0.102505</text:p>
              </table:table-cell>
              <table:table-cell office:value-type="float" office:value="0.124001">
                <text:p>0.124001</text:p>
              </table:table-cell>
              <table:table-cell office:value-type="float" office:value="0.0417481">
                <text:p>0.0417481</text:p>
              </table:table-cell>
              <table:table-cell office:value-type="float" office:value="0.0224729">
                <text:p>0.0224729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30556">
                <text:p>0.30556</text:p>
              </table:table-cell>
              <table:table-cell office:value-type="float" office:value="0.0563155">
                <text:p>0.0563155</text:p>
              </table:table-cell>
              <table:table-cell office:value-type="float" office:value="0.0445017">
                <text:p>0.0445017</text:p>
              </table:table-cell>
              <table:table-cell office:value-type="float" office:value="0.0417481">
                <text:p>0.0417481</text:p>
              </table:table-cell>
              <table:table-cell office:value-type="float" office:value="0.0224729">
                <text:p>0.0224729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0237165">
                <text:p>0.0237165</text:p>
              </table:table-cell>
              <table:table-cell office:value-type="float" office:value="0.0190975">
                <text:p>0.0190975</text:p>
              </table:table-cell>
              <table:table-cell office:value-type="float" office:value="0.0182093">
                <text:p>0.0182093</text:p>
              </table:table-cell>
              <table:table-cell office:value-type="float" office:value="0.0180316">
                <text:p>0.0180316</text:p>
              </table:table-cell>
              <table:table-cell office:value-type="float" office:value="0.0171434">
                <text:p>0.0171434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0153669">
                <text:p>0.0153669</text:p>
              </table:table-cell>
              <table:table-cell office:value-type="float" office:value="0.0154557">
                <text:p>0.0154557</text:p>
              </table:table-cell>
              <table:table-cell office:value-type="float" office:value="0.0151892">
                <text:p>0.0151892</text:p>
              </table:table-cell>
              <table:table-cell office:value-type="float" office:value="0.0148339">
                <text:p>0.0148339</text:p>
              </table:table-cell>
              <table:table-cell office:value-type="float" office:value="0.0143009">
                <text:p>0.014300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2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2cm" svg:height="9.865cm" xlink:href="." chart:class="chart:line" chart:style-name="ch1">
        <chart:title svg:x="3.466cm" svg:y="0.198cm" chart:style-name="ch2">
          <text:p>Cache Associativity vs Write Cache Miss Rate</text:p>
        </chart:title>
        <chart:subtitle svg:x="6.205cm" svg:y="0.898cm" chart:style-name="ch3">
          <text:p>Block Size: 512 Bytes</text:p>
        </chart:subtitle>
        <chart:legend chart:legend-position="end" svg:x="14.479cm" svg:y="3.9cm" chart:style-name="ch4"/>
        <chart:plot-area chart:style-name="ch5" chart:data-source-has-labels="both" svg:x="0.447cm" svg:y="1.546cm" svg:width="13.709cm" svg:height="7.929cm">
          <chart:axis chart:dimension="x" chart:name="primary-x" chart:style-name="ch6">
            <chart:title svg:x="6.184cm" svg:y="9.1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25cm" svg:y="7.619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837">
                <text:p>0.042837</text:p>
              </table:table-cell>
              <table:table-cell office:value-type="float" office:value="0.0457554">
                <text:p>0.0457554</text:p>
              </table:table-cell>
              <table:table-cell office:value-type="float" office:value="0.0338581">
                <text:p>0.0338581</text:p>
              </table:table-cell>
              <table:table-cell office:value-type="float" office:value="0.0300899">
                <text:p>0.0300899</text:p>
              </table:table-cell>
              <table:table-cell office:value-type="float" office:value="0.0295085">
                <text:p>0.02950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81854">
                <text:p>0.0381854</text:p>
              </table:table-cell>
              <table:table-cell office:value-type="float" office:value="0.0346856">
                <text:p>0.0346856</text:p>
              </table:table-cell>
              <table:table-cell office:value-type="float" office:value="0.0338581">
                <text:p>0.0338581</text:p>
              </table:table-cell>
              <table:table-cell office:value-type="float" office:value="0.0300899">
                <text:p>0.0300899</text:p>
              </table:table-cell>
              <table:table-cell office:value-type="float" office:value="0.0295085">
                <text:p>0.0295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2096">
                <text:p>0.0332096</text:p>
              </table:table-cell>
              <table:table-cell office:value-type="float" office:value="0.0308503">
                <text:p>0.0308503</text:p>
              </table:table-cell>
              <table:table-cell office:value-type="float" office:value="0.0303135">
                <text:p>0.0303135</text:p>
              </table:table-cell>
              <table:table-cell office:value-type="float" office:value="0.0300899">
                <text:p>0.0300899</text:p>
              </table:table-cell>
              <table:table-cell office:value-type="float" office:value="0.0295085">
                <text:p>0.0295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954">
                <text:p>0.0291954</text:p>
              </table:table-cell>
              <table:table-cell office:value-type="float" office:value="0.0290388">
                <text:p>0.0290388</text:p>
              </table:table-cell>
              <table:table-cell office:value-type="float" office:value="0.0290388">
                <text:p>0.0290388</text:p>
              </table:table-cell>
              <table:table-cell office:value-type="float" office:value="0.0291506">
                <text:p>0.0291506</text:p>
              </table:table-cell>
              <table:table-cell office:value-type="float" office:value="0.0291283">
                <text:p>0.0291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90388">
                <text:p>0.0290388</text:p>
              </table:table-cell>
              <table:table-cell office:value-type="float" office:value="0.0290388">
                <text:p>0.0290388</text:p>
              </table:table-cell>
              <table:table-cell office:value-type="float" office:value="0.0290388">
                <text:p>0.0290388</text:p>
              </table:table-cell>
              <table:table-cell office:value-type="float" office:value="0.0290388">
                <text:p>0.0290388</text:p>
              </table:table-cell>
              <table:table-cell office:value-type="float" office:value="0.0290388">
                <text:p>0.029038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02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111cm" svg:height="9.604cm" xlink:href="." chart:class="chart:line" chart:style-name="ch1">
        <chart:title svg:x="4.245cm" svg:y="0.193cm" chart:style-name="ch2">
          <text:p>Cache Size vs Write Cache Miss Rate</text:p>
        </chart:title>
        <chart:subtitle svg:x="6.15cm" svg:y="0.888cm" chart:style-name="ch3">
          <text:p>Block Size: 512 Bytes</text:p>
        </chart:subtitle>
        <chart:legend chart:legend-position="end" svg:x="12.625cm" svg:y="3.77cm" chart:style-name="ch4"/>
        <chart:plot-area chart:style-name="ch5" chart:data-source-has-labels="both" svg:x="0.443cm" svg:y="1.531cm" svg:width="11.861cm" svg:height="7.698cm">
          <chart:axis chart:dimension="x" chart:name="primary-x" chart:style-name="ch6">
            <chart:title svg:x="4.899cm" svg:y="8.849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23cm" svg:y="7.489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042837">
                <text:p>0.042837</text:p>
              </table:table-cell>
              <table:table-cell office:value-type="float" office:value="0.0457554">
                <text:p>0.0457554</text:p>
              </table:table-cell>
              <table:table-cell office:value-type="float" office:value="0.0338581">
                <text:p>0.0338581</text:p>
              </table:table-cell>
              <table:table-cell office:value-type="float" office:value="0.0300899">
                <text:p>0.0300899</text:p>
              </table:table-cell>
              <table:table-cell office:value-type="float" office:value="0.0295085">
                <text:p>0.0295085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0381854">
                <text:p>0.0381854</text:p>
              </table:table-cell>
              <table:table-cell office:value-type="float" office:value="0.0346856">
                <text:p>0.0346856</text:p>
              </table:table-cell>
              <table:table-cell office:value-type="float" office:value="0.0338581">
                <text:p>0.0338581</text:p>
              </table:table-cell>
              <table:table-cell office:value-type="float" office:value="0.0300899">
                <text:p>0.0300899</text:p>
              </table:table-cell>
              <table:table-cell office:value-type="float" office:value="0.0295085">
                <text:p>0.0295085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0332096">
                <text:p>0.0332096</text:p>
              </table:table-cell>
              <table:table-cell office:value-type="float" office:value="0.0308503">
                <text:p>0.0308503</text:p>
              </table:table-cell>
              <table:table-cell office:value-type="float" office:value="0.0303135">
                <text:p>0.0303135</text:p>
              </table:table-cell>
              <table:table-cell office:value-type="float" office:value="0.0300899">
                <text:p>0.0300899</text:p>
              </table:table-cell>
              <table:table-cell office:value-type="float" office:value="0.0295085">
                <text:p>0.0295085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0332096">
                <text:p>0.0332096</text:p>
              </table:table-cell>
              <table:table-cell office:value-type="float" office:value="0.0308503">
                <text:p>0.0308503</text:p>
              </table:table-cell>
              <table:table-cell office:value-type="float" office:value="0.0303135">
                <text:p>0.0303135</text:p>
              </table:table-cell>
              <table:table-cell office:value-type="float" office:value="0.0300899">
                <text:p>0.0300899</text:p>
              </table:table-cell>
              <table:table-cell office:value-type="float" office:value="0.0295085">
                <text:p>0.0295085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0290388">
                <text:p>0.0290388</text:p>
              </table:table-cell>
              <table:table-cell office:value-type="float" office:value="0.0290388">
                <text:p>0.0290388</text:p>
              </table:table-cell>
              <table:table-cell office:value-type="float" office:value="0.0290388">
                <text:p>0.0290388</text:p>
              </table:table-cell>
              <table:table-cell office:value-type="float" office:value="0.0290388">
                <text:p>0.0290388</text:p>
              </table:table-cell>
              <table:table-cell office:value-type="float" office:value="0.0290388">
                <text:p>0.0290388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6cm" svg:height="9.288cm" xlink:href="." chart:class="chart:line" chart:style-name="ch1">
        <chart:title svg:x="4.07cm" svg:y="0.186cm" chart:style-name="ch2">
          <text:p>Cache Size vs Write Cache Miss Rate</text:p>
        </chart:title>
        <chart:subtitle svg:x="6.186cm" svg:y="0.874cm" chart:style-name="ch3">
          <text:p>Block Size: 4 Bytes</text:p>
        </chart:subtitle>
        <chart:legend chart:legend-position="end" svg:x="12.281cm" svg:y="3.612cm" chart:style-name="ch4"/>
        <chart:plot-area chart:style-name="ch5" chart:data-source-has-labels="both" svg:x="0.429cm" svg:y="1.51cm" svg:width="11.538cm" svg:height="7.424cm">
          <chart:axis chart:dimension="x" chart:name="primary-x" chart:style-name="ch6">
            <chart:title svg:x="4.724cm" svg:y="8.547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6cm" svg:y="7.331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841cm" svg:height="8.734cm" xlink:href="." chart:class="chart:line" chart:style-name="ch1">
        <chart:title svg:x="3.276cm" svg:y="0.175cm" chart:style-name="ch2">
          <text:p>Cache Associativity vs Write Cache Miss Rate</text:p>
        </chart:title>
        <chart:subtitle svg:x="6.226cm" svg:y="0.852cm" chart:style-name="ch3">
          <text:p>Block Size: 4 Bytes</text:p>
        </chart:subtitle>
        <chart:legend chart:legend-position="end" svg:x="14.108cm" svg:y="3.335cm" chart:style-name="ch4"/>
        <chart:plot-area chart:style-name="ch5" chart:data-source-has-labels="both" svg:x="0.431cm" svg:y="1.477cm" svg:width="13.362cm" svg:height="6.936cm">
          <chart:axis chart:dimension="x" chart:name="primary-x" chart:style-name="ch6">
            <chart:title svg:x="5.995cm" svg:y="8.015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7cm" svg:y="7.054cm" chart:style-name="ch9">
              <text:p>Write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98cm" svg:height="9.454cm" xlink:href="." chart:class="chart:line" chart:style-name="ch1">
        <chart:title svg:x="3.245cm" svg:y="0.19cm" chart:style-name="ch2">
          <text:p>Cache Associativity vs Total Cache Miss Rate</text:p>
        </chart:title>
        <chart:subtitle svg:x="6.155cm" svg:y="0.882cm" chart:style-name="ch3">
          <text:p>Block Size: 8 Bytes</text:p>
        </chart:subtitle>
        <chart:legend chart:legend-position="end" svg:x="13.968cm" svg:y="3.695cm" chart:style-name="ch4"/>
        <chart:plot-area chart:style-name="ch5" chart:data-source-has-labels="both" svg:x="0.425cm" svg:y="1.522cm" svg:width="13.231cm" svg:height="7.566cm">
          <chart:axis chart:dimension="x" chart:name="primary-x" chart:style-name="ch6">
            <chart:title svg:x="5.923cm" svg:y="8.705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4cm" svg:y="7.401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587cm" svg:height="9.844cm" xlink:href="." chart:class="chart:line" chart:style-name="ch1">
        <chart:title svg:x="4.022cm" svg:y="0.197cm" chart:style-name="ch2">
          <text:p>Cache Size vs Total Cache Miss Rate</text:p>
        </chart:title>
        <chart:subtitle svg:x="6.099cm" svg:y="0.896cm" chart:style-name="ch3">
          <text:p>Block Size: 8 Bytes</text:p>
        </chart:subtitle>
        <chart:legend chart:legend-position="end" svg:x="12.112cm" svg:y="3.89cm" chart:style-name="ch4"/>
        <chart:plot-area chart:style-name="ch5" chart:data-source-has-labels="both" svg:x="0.421cm" svg:y="1.543cm" svg:width="11.381cm" svg:height="7.914cm">
          <chart:axis chart:dimension="x" chart:name="primary-x" chart:style-name="ch6">
            <chart:title svg:x="4.637cm" svg:y="9.081cm" chart:style-name="ch7">
              <text:p>Cache size (in kilobytes)</text:p>
            </chart:title>
            <chart:categories table:cell-range-address="local-table.$B$1:.$F$1"/>
          </chart:axis>
          <chart:axis chart:dimension="y" chart:name="primary-y" chart:style-name="ch8">
            <chart:title svg:x="0.312cm" svg:y="7.596cm" chart:style-name="ch9">
              <text:p>Total cache miss rate (in percent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1-way Associative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-way Associative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-way Associative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-way Associative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16-way Associative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5" chart:maximum="0.84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4cm" svg:height="9.925cm" xlink:href="." chart:class="chart:line" chart:style-name="ch1">
        <chart:title svg:x="3.19cm" svg:y="0.199cm" chart:style-name="ch2">
          <text:p>Cache Associativity vs Read Cache Miss Rate</text:p>
        </chart:title>
        <chart:subtitle svg:x="6.126cm" svg:y="0.9cm" chart:style-name="ch3">
          <text:p>Block Size: 8 Bytes</text:p>
        </chart:subtitle>
        <chart:legend chart:legend-position="end" svg:x="13.911cm" svg:y="3.93cm" chart:style-name="ch4"/>
        <chart:plot-area chart:style-name="ch5" chart:data-source-has-labels="both" svg:x="0.423cm" svg:y="1.549cm" svg:width="13.177cm" svg:height="7.983cm">
          <chart:axis chart:dimension="x" chart:name="primary-x" chart:style-name="ch6">
            <chart:title svg:x="5.894cm" svg:y="9.158cm" chart:style-name="ch7">
              <text:p>Cache Associativity</text:p>
            </chart:title>
            <chart:categories table:cell-range-address="local-table.$A$2:.$A$6"/>
          </chart:axis>
          <chart:axis chart:dimension="y" chart:name="primary-y" chart:style-name="ch8">
            <chart:title svg:x="0.313cm" svg:y="7.675cm" chart:style-name="ch9">
              <text:p>Read cache miss rate (in percent)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KB</text:p>
              </table:table-cell>
              <table:table-cell office:value-type="string">
                <text:p>2 KB</text:p>
              </table:table-cell>
              <table:table-cell office:value-type="string">
                <text:p>4 KB</text:p>
              </table:table-cell>
              <table:table-cell office:value-type="string">
                <text:p>16 KB</text:p>
              </table:table-cell>
              <table:table-cell office:value-type="string">
                <text:p>64 K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9516">
                <text:p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